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320pt" svg:y="63.98pt">
            <loext:p draw:notify-on-update-of-ranges="Sheet1.A1:Sheet1.A3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3pt" svg:x="799.2pt" svg:y="70.78pt">
            <loext:p draw:notify-on-update-of-ranges="Sheet1.B1:Sheet1.B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101522.440183" calcext:value-type="float">
            <text:p>-101522.440183</text:p>
          </table:table-cell>
          <table:table-cell office:value-type="float" office:value="-101521.021381" calcext:value-type="float">
            <text:p>-101521.021381</text:p>
          </table:table-cell>
        </table:table-row>
        <table:table-row table:style-name="ro1">
          <table:table-cell office:value-type="float" office:value="-101554.786269" calcext:value-type="float">
            <text:p>-101554.786269</text:p>
          </table:table-cell>
          <table:table-cell office:value-type="float" office:value="-101495.018933" calcext:value-type="float">
            <text:p>-101495.018933</text:p>
          </table:table-cell>
        </table:table-row>
        <table:table-row table:style-name="ro1">
          <table:table-cell office:value-type="float" office:value="-101476.038033" calcext:value-type="float">
            <text:p>-101476.038033</text:p>
          </table:table-cell>
          <table:table-cell office:value-type="float" office:value="-101637.100964" calcext:value-type="float">
            <text:p>-101637.100964</text:p>
          </table:table-cell>
        </table:table-row>
        <table:table-row table:style-name="ro1">
          <table:table-cell office:value-type="float" office:value="-101787.961253" calcext:value-type="float">
            <text:p>-101787.961253</text:p>
          </table:table-cell>
          <table:table-cell office:value-type="float" office:value="-101416.10249" calcext:value-type="float">
            <text:p>-101416.10249</text:p>
          </table:table-cell>
        </table:table-row>
        <table:table-row table:style-name="ro1">
          <table:table-cell office:value-type="float" office:value="-101733.818511" calcext:value-type="float">
            <text:p>-101733.818511</text:p>
          </table:table-cell>
          <table:table-cell office:value-type="float" office:value="-101644.306281" calcext:value-type="float">
            <text:p>-101644.306281</text:p>
          </table:table-cell>
        </table:table-row>
        <table:table-row table:style-name="ro1">
          <table:table-cell office:value-type="float" office:value="-101645.542653" calcext:value-type="float">
            <text:p>-101645.542653</text:p>
          </table:table-cell>
          <table:table-cell office:value-type="float" office:value="-101590.014183" calcext:value-type="float">
            <text:p>-101590.014183</text:p>
          </table:table-cell>
        </table:table-row>
        <table:table-row table:style-name="ro1">
          <table:table-cell office:value-type="float" office:value="-101811.053956" calcext:value-type="float">
            <text:p>-101811.053956</text:p>
          </table:table-cell>
          <table:table-cell office:value-type="float" office:value="-101500.775269" calcext:value-type="float">
            <text:p>-101500.775269</text:p>
          </table:table-cell>
        </table:table-row>
        <table:table-row table:style-name="ro1">
          <table:table-cell office:value-type="float" office:value="-101623.202635" calcext:value-type="float">
            <text:p>-101623.202635</text:p>
          </table:table-cell>
          <table:table-cell office:value-type="float" office:value="-101695.218411" calcext:value-type="float">
            <text:p>-101695.218411</text:p>
          </table:table-cell>
        </table:table-row>
        <table:table-row table:style-name="ro1">
          <table:table-cell office:value-type="float" office:value="-101472.793056" calcext:value-type="float">
            <text:p>-101472.793056</text:p>
          </table:table-cell>
          <table:table-cell office:value-type="float" office:value="-101665.571037" calcext:value-type="float">
            <text:p>-101665.571037</text:p>
          </table:table-cell>
        </table:table-row>
        <table:table-row table:style-name="ro1">
          <table:table-cell office:value-type="float" office:value="-101616.470265" calcext:value-type="float">
            <text:p>-101616.470265</text:p>
          </table:table-cell>
          <table:table-cell office:value-type="float" office:value="-101559.722597" calcext:value-type="float">
            <text:p>-101559.722597</text:p>
          </table:table-cell>
        </table:table-row>
        <table:table-row table:style-name="ro1">
          <table:table-cell office:value-type="float" office:value="-101521.021381" calcext:value-type="float">
            <text:p>-101521.021381</text:p>
          </table:table-cell>
          <table:table-cell office:value-type="float" office:value="-101571.187976" calcext:value-type="float">
            <text:p>-101571.187976</text:p>
          </table:table-cell>
        </table:table-row>
        <table:table-row table:style-name="ro1">
          <table:table-cell office:value-type="float" office:value="-101636.049678" calcext:value-type="float">
            <text:p>-101636.049678</text:p>
          </table:table-cell>
          <table:table-cell office:value-type="float" office:value="-101595.369975" calcext:value-type="float">
            <text:p>-101595.369975</text:p>
          </table:table-cell>
        </table:table-row>
        <table:table-row table:style-name="ro1">
          <table:table-cell office:value-type="float" office:value="-101586.137854" calcext:value-type="float">
            <text:p>-101586.137854</text:p>
          </table:table-cell>
          <table:table-cell office:value-type="float" office:value="-101671.530766" calcext:value-type="float">
            <text:p>-101671.530766</text:p>
          </table:table-cell>
        </table:table-row>
        <table:table-row table:style-name="ro1">
          <table:table-cell office:value-type="float" office:value="-101728.329929" calcext:value-type="float">
            <text:p>-101728.329929</text:p>
          </table:table-cell>
          <table:table-cell office:value-type="float" office:value="-101798.102904" calcext:value-type="float">
            <text:p>-101798.102904</text:p>
          </table:table-cell>
        </table:table-row>
        <table:table-row table:style-name="ro1">
          <table:table-cell office:value-type="float" office:value="-101568.655392" calcext:value-type="float">
            <text:p>-101568.655392</text:p>
          </table:table-cell>
          <table:table-cell office:value-type="float" office:value="-101724.969837" calcext:value-type="float">
            <text:p>-101724.969837</text:p>
          </table:table-cell>
        </table:table-row>
        <table:table-row table:style-name="ro1">
          <table:table-cell office:value-type="float" office:value="-101719.84675" calcext:value-type="float">
            <text:p>-101719.84675</text:p>
          </table:table-cell>
          <table:table-cell office:value-type="float" office:value="-101559.906555" calcext:value-type="float">
            <text:p>-101559.906555</text:p>
          </table:table-cell>
        </table:table-row>
        <table:table-row table:style-name="ro1">
          <table:table-cell office:value-type="float" office:value="-101813.897257" calcext:value-type="float">
            <text:p>-101813.897257</text:p>
          </table:table-cell>
          <table:table-cell office:value-type="float" office:value="-101620.278605" calcext:value-type="float">
            <text:p>-101620.278605</text:p>
          </table:table-cell>
        </table:table-row>
        <table:table-row table:style-name="ro1">
          <table:table-cell office:value-type="float" office:value="-101712.120576" calcext:value-type="float">
            <text:p>-101712.120576</text:p>
          </table:table-cell>
          <table:table-cell office:value-type="float" office:value="-101556.148986" calcext:value-type="float">
            <text:p>-101556.148986</text:p>
          </table:table-cell>
        </table:table-row>
        <table:table-row table:style-name="ro1">
          <table:table-cell office:value-type="float" office:value="-101674.315312" calcext:value-type="float">
            <text:p>-101674.315312</text:p>
          </table:table-cell>
          <table:table-cell office:value-type="float" office:value="-102112.254338" calcext:value-type="float">
            <text:p>-102112.254338</text:p>
          </table:table-cell>
        </table:table-row>
        <table:table-row table:style-name="ro1">
          <table:table-cell office:value-type="float" office:value="-101654.231195" calcext:value-type="float">
            <text:p>-101654.231195</text:p>
          </table:table-cell>
          <table:table-cell office:value-type="float" office:value="-101548.760539" calcext:value-type="float">
            <text:p>-101548.760539</text:p>
          </table:table-cell>
        </table:table-row>
        <table:table-row table:style-name="ro1">
          <table:table-cell office:value-type="float" office:value="-101548.760539" calcext:value-type="float">
            <text:p>-101548.760539</text:p>
          </table:table-cell>
          <table:table-cell office:value-type="float" office:value="-101624.143246" calcext:value-type="float">
            <text:p>-101624.143246</text:p>
          </table:table-cell>
        </table:table-row>
        <table:table-row table:style-name="ro1">
          <table:table-cell office:value-type="float" office:value="-101589.788042" calcext:value-type="float">
            <text:p>-101589.788042</text:p>
          </table:table-cell>
          <table:table-cell office:value-type="float" office:value="-101745.51193" calcext:value-type="float">
            <text:p>-101745.51193</text:p>
          </table:table-cell>
        </table:table-row>
        <table:table-row table:style-name="ro1">
          <table:table-cell office:value-type="float" office:value="-101470.012892" calcext:value-type="float">
            <text:p>-101470.012892</text:p>
          </table:table-cell>
          <table:table-cell office:value-type="float" office:value="-101467.14341" calcext:value-type="float">
            <text:p>-101467.14341</text:p>
          </table:table-cell>
        </table:table-row>
        <table:table-row table:style-name="ro1">
          <table:table-cell office:value-type="float" office:value="-101758.548101" calcext:value-type="float">
            <text:p>-101758.548101</text:p>
          </table:table-cell>
          <table:table-cell office:value-type="float" office:value="-101620.595467" calcext:value-type="float">
            <text:p>-101620.595467</text:p>
          </table:table-cell>
        </table:table-row>
        <table:table-row table:style-name="ro1">
          <table:table-cell office:value-type="float" office:value="-101629.113155" calcext:value-type="float">
            <text:p>-101629.113155</text:p>
          </table:table-cell>
          <table:table-cell office:value-type="float" office:value="-102762.974759" calcext:value-type="float">
            <text:p>-102762.974759</text:p>
          </table:table-cell>
        </table:table-row>
        <table:table-row table:style-name="ro1">
          <table:table-cell office:value-type="float" office:value="-101521.122546" calcext:value-type="float">
            <text:p>-101521.122546</text:p>
          </table:table-cell>
          <table:table-cell office:value-type="float" office:value="-101587.183365" calcext:value-type="float">
            <text:p>-101587.183365</text:p>
          </table:table-cell>
        </table:table-row>
        <table:table-row table:style-name="ro1">
          <table:table-cell office:value-type="float" office:value="-101552.146054" calcext:value-type="float">
            <text:p>-101552.146054</text:p>
          </table:table-cell>
          <table:table-cell office:value-type="float" office:value="-101632.349051" calcext:value-type="float">
            <text:p>-101632.349051</text:p>
          </table:table-cell>
        </table:table-row>
        <table:table-row table:style-name="ro1">
          <table:table-cell office:value-type="float" office:value="-101594.271583" calcext:value-type="float">
            <text:p>-101594.271583</text:p>
          </table:table-cell>
          <table:table-cell office:value-type="float" office:value="-101517.446951" calcext:value-type="float">
            <text:p>-101517.446951</text:p>
          </table:table-cell>
        </table:table-row>
        <table:table-row table:style-name="ro1">
          <table:table-cell office:value-type="float" office:value="-101658.0373" calcext:value-type="float">
            <text:p>-101658.0373</text:p>
          </table:table-cell>
          <table:table-cell office:value-type="float" office:value="-101622.310596" calcext:value-type="float">
            <text:p>-101622.310596</text:p>
          </table:table-cell>
        </table:table-row>
        <table:table-row table:style-name="ro1">
          <table:table-cell office:value-type="float" office:value="-101537.947895" calcext:value-type="float">
            <text:p>-101537.947895</text:p>
          </table:table-cell>
          <table:table-cell office:value-type="float" office:value="-101782.557604" calcext:value-type="float">
            <text:p>-101782.557604</text:p>
          </table:table-cell>
        </table:table-row>
        <table:table-row table:style-name="ro1">
          <table:table-cell office:value-type="float" office:value="-101624.143246" calcext:value-type="float">
            <text:p>-101624.143246</text:p>
          </table:table-cell>
          <table:table-cell office:value-type="float" office:value="-101669.249717" calcext:value-type="float">
            <text:p>-101669.249717</text:p>
          </table:table-cell>
        </table:table-row>
        <table:table-row table:style-name="ro1">
          <table:table-cell office:value-type="float" office:value="-101631.609245" calcext:value-type="float">
            <text:p>-101631.609245</text:p>
          </table:table-cell>
          <table:table-cell office:value-type="float" office:value="-101647.676839" calcext:value-type="float">
            <text:p>-101647.676839</text:p>
          </table:table-cell>
        </table:table-row>
        <table:table-row table:style-name="ro1">
          <table:table-cell office:value-type="float" office:value="-101863.671794" calcext:value-type="float">
            <text:p>-101863.671794</text:p>
          </table:table-cell>
          <table:table-cell office:value-type="float" office:value="-101932.584384" calcext:value-type="float">
            <text:p>-101932.584384</text:p>
          </table:table-cell>
        </table:table-row>
        <table:table-row table:style-name="ro1">
          <table:table-cell office:value-type="float" office:value="-101700.692301" calcext:value-type="float">
            <text:p>-101700.692301</text:p>
          </table:table-cell>
          <table:table-cell office:value-type="float" office:value="-102043.623682" calcext:value-type="float">
            <text:p>-102043.623682</text:p>
          </table:table-cell>
        </table:table-row>
        <table:table-row table:style-name="ro1">
          <table:table-cell office:value-type="float" office:value="-101489.793081" calcext:value-type="float">
            <text:p>-101489.793081</text:p>
          </table:table-cell>
          <table:table-cell office:value-type="float" office:value="-101552.38455" calcext:value-type="float">
            <text:p>-101552.38455</text:p>
          </table:table-cell>
        </table:table-row>
        <table:table-row table:style-name="ro1">
          <table:table-cell office:value-type="float" office:value="-101802.858547" calcext:value-type="float">
            <text:p>-101802.858547</text:p>
          </table:table-cell>
          <table:table-cell office:value-type="float" office:value="-101762.417276" calcext:value-type="float">
            <text:p>-101762.417276</text:p>
          </table:table-cell>
        </table:table-row>
        <table:table-row table:style-name="ro1">
          <table:table-cell office:value-type="float" office:value="-101714.932295" calcext:value-type="float">
            <text:p>-101714.932295</text:p>
          </table:table-cell>
          <table:table-cell office:value-type="float" office:value="-101791.913259" calcext:value-type="float">
            <text:p>-101791.913259</text:p>
          </table:table-cell>
        </table:table-row>
        <table:table-row table:style-name="ro1">
          <table:table-cell office:value-type="float" office:value="-101518.548554" calcext:value-type="float">
            <text:p>-101518.548554</text:p>
          </table:table-cell>
          <table:table-cell office:value-type="float" office:value="-101590.822583" calcext:value-type="float">
            <text:p>-101590.822583</text:p>
          </table:table-cell>
        </table:table-row>
        <table:table-row table:style-name="ro1">
          <table:table-cell office:value-type="float" office:value="-101608.921243" calcext:value-type="float">
            <text:p>-101608.921243</text:p>
          </table:table-cell>
          <table:table-cell office:value-type="float" office:value="-101694.79583" calcext:value-type="float">
            <text:p>-101694.79583</text:p>
          </table:table-cell>
        </table:table-row>
        <table:table-row table:style-name="ro1">
          <table:table-cell office:value-type="float" office:value="-101670.128964" calcext:value-type="float">
            <text:p>-101670.128964</text:p>
          </table:table-cell>
          <table:table-cell/>
        </table:table-row>
        <table:table-row table:style-name="ro1">
          <table:table-cell office:value-type="float" office:value="-101745.51193" calcext:value-type="float">
            <text:p>-101745.51193</text:p>
          </table:table-cell>
          <table:table-cell/>
        </table:table-row>
        <table:table-row table:style-name="ro1">
          <table:table-cell office:value-type="float" office:value="-101599.419424" calcext:value-type="float">
            <text:p>-101599.419424</text:p>
          </table:table-cell>
          <table:table-cell/>
        </table:table-row>
        <table:table-row table:style-name="ro1">
          <table:table-cell office:value-type="float" office:value="-101752.454015" calcext:value-type="float">
            <text:p>-101752.454015</text:p>
          </table:table-cell>
          <table:table-cell/>
        </table:table-row>
        <table:table-row table:style-name="ro1">
          <table:table-cell office:value-type="float" office:value="-101845.021868" calcext:value-type="float">
            <text:p>-101845.021868</text:p>
          </table:table-cell>
          <table:table-cell/>
        </table:table-row>
        <table:table-row table:style-name="ro1">
          <table:table-cell office:value-type="float" office:value="-101655.427484" calcext:value-type="float">
            <text:p>-101655.427484</text:p>
          </table:table-cell>
          <table:table-cell/>
        </table:table-row>
        <table:table-row table:style-name="ro1">
          <table:table-cell office:value-type="float" office:value="-101738.975173" calcext:value-type="float">
            <text:p>-101738.975173</text:p>
          </table:table-cell>
          <table:table-cell/>
        </table:table-row>
        <table:table-row table:style-name="ro1">
          <table:table-cell office:value-type="float" office:value="-101640.960103" calcext:value-type="float">
            <text:p>-101640.960103</text:p>
          </table:table-cell>
          <table:table-cell/>
        </table:table-row>
        <table:table-row table:style-name="ro1">
          <table:table-cell office:value-type="float" office:value="-101542.416245" calcext:value-type="float">
            <text:p>-101542.416245</text:p>
          </table:table-cell>
          <table:table-cell/>
        </table:table-row>
        <table:table-row table:style-name="ro1">
          <table:table-cell office:value-type="float" office:value="-102013.738002" calcext:value-type="float">
            <text:p>-102013.738002</text:p>
          </table:table-cell>
          <table:table-cell/>
        </table:table-row>
        <table:table-row table:style-name="ro1">
          <table:table-cell office:value-type="float" office:value="-101499.688682" calcext:value-type="float">
            <text:p>-101499.688682</text:p>
          </table:table-cell>
          <table:table-cell/>
        </table:table-row>
        <table:table-row table:style-name="ro1">
          <table:table-cell office:value-type="float" office:value="-101495.018933" calcext:value-type="float">
            <text:p>-101495.018933</text:p>
          </table:table-cell>
          <table:table-cell/>
        </table:table-row>
        <table:table-row table:style-name="ro1">
          <table:table-cell office:value-type="float" office:value="-101499.649139" calcext:value-type="float">
            <text:p>-101499.649139</text:p>
          </table:table-cell>
          <table:table-cell/>
        </table:table-row>
        <table:table-row table:style-name="ro1">
          <table:table-cell office:value-type="float" office:value="-101681.671287" calcext:value-type="float">
            <text:p>-101681.671287</text:p>
          </table:table-cell>
          <table:table-cell/>
        </table:table-row>
        <table:table-row table:style-name="ro1">
          <table:table-cell office:value-type="float" office:value="-101546.59643" calcext:value-type="float">
            <text:p>-101546.59643</text:p>
          </table:table-cell>
          <table:table-cell/>
        </table:table-row>
        <table:table-row table:style-name="ro1">
          <table:table-cell office:value-type="float" office:value="-101681.094358" calcext:value-type="float">
            <text:p>-101681.094358</text:p>
          </table:table-cell>
          <table:table-cell/>
        </table:table-row>
        <table:table-row table:style-name="ro1">
          <table:table-cell office:value-type="float" office:value="-101510.548846" calcext:value-type="float">
            <text:p>-101510.548846</text:p>
          </table:table-cell>
          <table:table-cell/>
        </table:table-row>
        <table:table-row table:style-name="ro1">
          <table:table-cell office:value-type="float" office:value="-101528.975726" calcext:value-type="float">
            <text:p>-101528.975726</text:p>
          </table:table-cell>
          <table:table-cell/>
        </table:table-row>
        <table:table-row table:style-name="ro1">
          <table:table-cell office:value-type="float" office:value="-101655.166658" calcext:value-type="float">
            <text:p>-101655.166658</text:p>
          </table:table-cell>
          <table:table-cell/>
        </table:table-row>
        <table:table-row table:style-name="ro1">
          <table:table-cell office:value-type="float" office:value="-101489.019383" calcext:value-type="float">
            <text:p>-101489.019383</text:p>
          </table:table-cell>
          <table:table-cell/>
        </table:table-row>
        <table:table-row table:style-name="ro1">
          <table:table-cell office:value-type="float" office:value="-101652.98922" calcext:value-type="float">
            <text:p>-101652.98922</text:p>
          </table:table-cell>
          <table:table-cell/>
        </table:table-row>
        <table:table-row table:style-name="ro1">
          <table:table-cell office:value-type="float" office:value="-101637.100964" calcext:value-type="float">
            <text:p>-101637.100964</text:p>
          </table:table-cell>
          <table:table-cell/>
        </table:table-row>
        <table:table-row table:style-name="ro1">
          <table:table-cell office:value-type="float" office:value="-101705.539466" calcext:value-type="float">
            <text:p>-101705.539466</text:p>
          </table:table-cell>
          <table:table-cell/>
        </table:table-row>
        <table:table-row table:style-name="ro1">
          <table:table-cell office:value-type="float" office:value="-101713.597869" calcext:value-type="float">
            <text:p>-101713.597869</text:p>
          </table:table-cell>
          <table:table-cell/>
        </table:table-row>
        <table:table-row table:style-name="ro1">
          <table:table-cell office:value-type="float" office:value="-101828.329639" calcext:value-type="float">
            <text:p>-101828.329639</text:p>
          </table:table-cell>
          <table:table-cell/>
        </table:table-row>
        <table:table-row table:style-name="ro1">
          <table:table-cell office:value-type="float" office:value="-101665.795226" calcext:value-type="float">
            <text:p>-101665.795226</text:p>
          </table:table-cell>
          <table:table-cell/>
        </table:table-row>
        <table:table-row table:style-name="ro1">
          <table:table-cell office:value-type="float" office:value="-101818.521879" calcext:value-type="float">
            <text:p>-101818.521879</text:p>
          </table:table-cell>
          <table:table-cell/>
        </table:table-row>
        <table:table-row table:style-name="ro1">
          <table:table-cell office:value-type="float" office:value="-101562.009868" calcext:value-type="float">
            <text:p>-101562.009868</text:p>
          </table:table-cell>
          <table:table-cell/>
        </table:table-row>
        <table:table-row table:style-name="ro1">
          <table:table-cell office:value-type="float" office:value="-101517.38514" calcext:value-type="float">
            <text:p>-101517.38514</text:p>
          </table:table-cell>
          <table:table-cell/>
        </table:table-row>
        <table:table-row table:style-name="ro1">
          <table:table-cell office:value-type="float" office:value="-101814.923509" calcext:value-type="float">
            <text:p>-101814.923509</text:p>
          </table:table-cell>
          <table:table-cell/>
        </table:table-row>
        <table:table-row table:style-name="ro1">
          <table:table-cell office:value-type="float" office:value="-101552.204305" calcext:value-type="float">
            <text:p>-101552.204305</text:p>
          </table:table-cell>
          <table:table-cell/>
        </table:table-row>
        <table:table-row table:style-name="ro1">
          <table:table-cell office:value-type="float" office:value="-101416.10249" calcext:value-type="float">
            <text:p>-101416.10249</text:p>
          </table:table-cell>
          <table:table-cell/>
        </table:table-row>
        <table:table-row table:style-name="ro1">
          <table:table-cell office:value-type="float" office:value="-101815.638448" calcext:value-type="float">
            <text:p>-101815.638448</text:p>
          </table:table-cell>
          <table:table-cell/>
        </table:table-row>
        <table:table-row table:style-name="ro1">
          <table:table-cell office:value-type="float" office:value="-101734.742879" calcext:value-type="float">
            <text:p>-101734.742879</text:p>
          </table:table-cell>
          <table:table-cell/>
        </table:table-row>
        <table:table-row table:style-name="ro1">
          <table:table-cell office:value-type="float" office:value="-101610.421622" calcext:value-type="float">
            <text:p>-101610.421622</text:p>
          </table:table-cell>
          <table:table-cell/>
        </table:table-row>
        <table:table-row table:style-name="ro1">
          <table:table-cell office:value-type="float" office:value="-101828.386611" calcext:value-type="float">
            <text:p>-101828.386611</text:p>
          </table:table-cell>
          <table:table-cell/>
        </table:table-row>
        <table:table-row table:style-name="ro1">
          <table:table-cell office:value-type="float" office:value="-101536.978032" calcext:value-type="float">
            <text:p>-101536.978032</text:p>
          </table:table-cell>
          <table:table-cell/>
        </table:table-row>
        <table:table-row table:style-name="ro1">
          <table:table-cell office:value-type="float" office:value="-101668.452426" calcext:value-type="float">
            <text:p>-101668.452426</text:p>
          </table:table-cell>
          <table:table-cell/>
        </table:table-row>
        <table:table-row table:style-name="ro1">
          <table:table-cell office:value-type="float" office:value="-101560.799871" calcext:value-type="float">
            <text:p>-101560.799871</text:p>
          </table:table-cell>
          <table:table-cell/>
        </table:table-row>
        <table:table-row table:style-name="ro1">
          <table:table-cell office:value-type="float" office:value="-101766.945391" calcext:value-type="float">
            <text:p>-101766.945391</text:p>
          </table:table-cell>
          <table:table-cell/>
        </table:table-row>
        <table:table-row table:style-name="ro1">
          <table:table-cell office:value-type="float" office:value="-101666.688881" calcext:value-type="float">
            <text:p>-101666.688881</text:p>
          </table:table-cell>
          <table:table-cell/>
        </table:table-row>
        <table:table-row table:style-name="ro1">
          <table:table-cell office:value-type="float" office:value="-101644.306281" calcext:value-type="float">
            <text:p>-101644.306281</text:p>
          </table:table-cell>
          <table:table-cell/>
        </table:table-row>
        <table:table-row table:style-name="ro1">
          <table:table-cell office:value-type="float" office:value="-101750.495766" calcext:value-type="float">
            <text:p>-101750.495766</text:p>
          </table:table-cell>
          <table:table-cell/>
        </table:table-row>
        <table:table-row table:style-name="ro1">
          <table:table-cell office:value-type="float" office:value="-101688.91099" calcext:value-type="float">
            <text:p>-101688.91099</text:p>
          </table:table-cell>
          <table:table-cell/>
        </table:table-row>
        <table:table-row table:style-name="ro1">
          <table:table-cell office:value-type="float" office:value="-101690.489756" calcext:value-type="float">
            <text:p>-101690.489756</text:p>
          </table:table-cell>
          <table:table-cell/>
        </table:table-row>
        <table:table-row table:style-name="ro1">
          <table:table-cell office:value-type="float" office:value="-101628.334689" calcext:value-type="float">
            <text:p>-101628.334689</text:p>
          </table:table-cell>
          <table:table-cell/>
        </table:table-row>
        <table:table-row table:style-name="ro1">
          <table:table-cell office:value-type="float" office:value="-101854.508617" calcext:value-type="float">
            <text:p>-101854.508617</text:p>
          </table:table-cell>
          <table:table-cell/>
        </table:table-row>
        <table:table-row table:style-name="ro1">
          <table:table-cell office:value-type="float" office:value="-101702.050213" calcext:value-type="float">
            <text:p>-101702.050213</text:p>
          </table:table-cell>
          <table:table-cell/>
        </table:table-row>
        <table:table-row table:style-name="ro1">
          <table:table-cell office:value-type="float" office:value="-101524.128814" calcext:value-type="float">
            <text:p>-101524.128814</text:p>
          </table:table-cell>
          <table:table-cell/>
        </table:table-row>
        <table:table-row table:style-name="ro1">
          <table:table-cell office:value-type="float" office:value="-101723.643187" calcext:value-type="float">
            <text:p>-101723.643187</text:p>
          </table:table-cell>
          <table:table-cell/>
        </table:table-row>
        <table:table-row table:style-name="ro1">
          <table:table-cell office:value-type="float" office:value="-101716.325337" calcext:value-type="float">
            <text:p>-101716.325337</text:p>
          </table:table-cell>
          <table:table-cell/>
        </table:table-row>
        <table:table-row table:style-name="ro1">
          <table:table-cell office:value-type="float" office:value="-101590.014183" calcext:value-type="float">
            <text:p>-101590.014183</text:p>
          </table:table-cell>
          <table:table-cell/>
        </table:table-row>
        <table:table-row table:style-name="ro1">
          <table:table-cell office:value-type="float" office:value="-101596.681016" calcext:value-type="float">
            <text:p>-101596.681016</text:p>
          </table:table-cell>
          <table:table-cell/>
        </table:table-row>
        <table:table-row table:style-name="ro1">
          <table:table-cell office:value-type="float" office:value="-101853.678588" calcext:value-type="float">
            <text:p>-101853.678588</text:p>
          </table:table-cell>
          <table:table-cell/>
        </table:table-row>
        <table:table-row table:style-name="ro1">
          <table:table-cell office:value-type="float" office:value="-101487.805795" calcext:value-type="float">
            <text:p>-101487.805795</text:p>
          </table:table-cell>
          <table:table-cell/>
        </table:table-row>
        <table:table-row table:style-name="ro1">
          <table:table-cell office:value-type="float" office:value="-101641.72989" calcext:value-type="float">
            <text:p>-101641.72989</text:p>
          </table:table-cell>
          <table:table-cell/>
        </table:table-row>
        <table:table-row table:style-name="ro1">
          <table:table-cell office:value-type="float" office:value="-101755.562328" calcext:value-type="float">
            <text:p>-101755.562328</text:p>
          </table:table-cell>
          <table:table-cell/>
        </table:table-row>
        <table:table-row table:style-name="ro1">
          <table:table-cell office:value-type="float" office:value="-101755.66942" calcext:value-type="float">
            <text:p>-101755.66942</text:p>
          </table:table-cell>
          <table:table-cell/>
        </table:table-row>
        <table:table-row table:style-name="ro1">
          <table:table-cell office:value-type="float" office:value="-101580.616782" calcext:value-type="float">
            <text:p>-101580.616782</text:p>
          </table:table-cell>
          <table:table-cell/>
        </table:table-row>
        <table:table-row table:style-name="ro1">
          <table:table-cell office:value-type="float" office:value="-101662.677366" calcext:value-type="float">
            <text:p>-101662.677366</text:p>
          </table:table-cell>
          <table:table-cell/>
        </table:table-row>
        <table:table-row table:style-name="ro1">
          <table:table-cell office:value-type="float" office:value="-101617.417156" calcext:value-type="float">
            <text:p>-101617.417156</text:p>
          </table:table-cell>
          <table:table-cell/>
        </table:table-row>
        <table:table-row table:style-name="ro1">
          <table:table-cell office:value-type="float" office:value="-101500.775269" calcext:value-type="float">
            <text:p>-101500.775269</text:p>
          </table:table-cell>
          <table:table-cell/>
        </table:table-row>
        <table:table-row table:style-name="ro1">
          <table:table-cell office:value-type="float" office:value="-101590.292241" calcext:value-type="float">
            <text:p>-101590.292241</text:p>
          </table:table-cell>
          <table:table-cell/>
        </table:table-row>
        <table:table-row table:style-name="ro1">
          <table:table-cell office:value-type="float" office:value="-101518.500545" calcext:value-type="float">
            <text:p>-101518.500545</text:p>
          </table:table-cell>
          <table:table-cell/>
        </table:table-row>
        <table:table-row table:style-name="ro1">
          <table:table-cell office:value-type="float" office:value="-101551.328216" calcext:value-type="float">
            <text:p>-101551.328216</text:p>
          </table:table-cell>
          <table:table-cell/>
        </table:table-row>
        <table:table-row table:style-name="ro1">
          <table:table-cell office:value-type="float" office:value="-101845.877515" calcext:value-type="float">
            <text:p>-101845.877515</text:p>
          </table:table-cell>
          <table:table-cell/>
        </table:table-row>
        <table:table-row table:style-name="ro1">
          <table:table-cell office:value-type="float" office:value="-101753.687758" calcext:value-type="float">
            <text:p>-101753.687758</text:p>
          </table:table-cell>
          <table:table-cell/>
        </table:table-row>
        <table:table-row table:style-name="ro1">
          <table:table-cell office:value-type="float" office:value="-101643.708763" calcext:value-type="float">
            <text:p>-101643.708763</text:p>
          </table:table-cell>
          <table:table-cell/>
        </table:table-row>
        <table:table-row table:style-name="ro1">
          <table:table-cell office:value-type="float" office:value="-101641.906039" calcext:value-type="float">
            <text:p>-101641.906039</text:p>
          </table:table-cell>
          <table:table-cell/>
        </table:table-row>
        <table:table-row table:style-name="ro1">
          <table:table-cell office:value-type="float" office:value="-101575.074154" calcext:value-type="float">
            <text:p>-101575.074154</text:p>
          </table:table-cell>
          <table:table-cell/>
        </table:table-row>
        <table:table-row table:style-name="ro1">
          <table:table-cell office:value-type="float" office:value="-101520.70047" calcext:value-type="float">
            <text:p>-101520.70047</text:p>
          </table:table-cell>
          <table:table-cell/>
        </table:table-row>
        <table:table-row table:style-name="ro1">
          <table:table-cell office:value-type="float" office:value="-101695.218411" calcext:value-type="float">
            <text:p>-101695.218411</text:p>
          </table:table-cell>
          <table:table-cell/>
        </table:table-row>
        <table:table-row table:style-name="ro1">
          <table:table-cell office:value-type="float" office:value="-101647.782119" calcext:value-type="float">
            <text:p>-101647.782119</text:p>
          </table:table-cell>
          <table:table-cell/>
        </table:table-row>
        <table:table-row table:style-name="ro1">
          <table:table-cell office:value-type="float" office:value="-101749.485838" calcext:value-type="float">
            <text:p>-101749.485838</text:p>
          </table:table-cell>
          <table:table-cell/>
        </table:table-row>
        <table:table-row table:style-name="ro1">
          <table:table-cell office:value-type="float" office:value="-101581.565489" calcext:value-type="float">
            <text:p>-101581.565489</text:p>
          </table:table-cell>
          <table:table-cell/>
        </table:table-row>
        <table:table-row table:style-name="ro1">
          <table:table-cell office:value-type="float" office:value="-101694.834867" calcext:value-type="float">
            <text:p>-101694.834867</text:p>
          </table:table-cell>
          <table:table-cell/>
        </table:table-row>
        <table:table-row table:style-name="ro1">
          <table:table-cell office:value-type="float" office:value="-101566.524212" calcext:value-type="float">
            <text:p>-101566.524212</text:p>
          </table:table-cell>
          <table:table-cell/>
        </table:table-row>
        <table:table-row table:style-name="ro1">
          <table:table-cell office:value-type="float" office:value="-101594.472471" calcext:value-type="float">
            <text:p>-101594.472471</text:p>
          </table:table-cell>
          <table:table-cell/>
        </table:table-row>
        <table:table-row table:style-name="ro1">
          <table:table-cell office:value-type="float" office:value="-101448.994583" calcext:value-type="float">
            <text:p>-101448.994583</text:p>
          </table:table-cell>
          <table:table-cell/>
        </table:table-row>
        <table:table-row table:style-name="ro1">
          <table:table-cell office:value-type="float" office:value="-101396.148355" calcext:value-type="float">
            <text:p>-101396.148355</text:p>
          </table:table-cell>
          <table:table-cell/>
        </table:table-row>
        <table:table-row table:style-name="ro1">
          <table:table-cell office:value-type="float" office:value="-101692.25309" calcext:value-type="float">
            <text:p>-101692.25309</text:p>
          </table:table-cell>
          <table:table-cell/>
        </table:table-row>
        <table:table-row table:style-name="ro1">
          <table:table-cell office:value-type="float" office:value="-101665.571037" calcext:value-type="float">
            <text:p>-101665.571037</text:p>
          </table:table-cell>
          <table:table-cell/>
        </table:table-row>
        <table:table-row table:style-name="ro1">
          <table:table-cell office:value-type="float" office:value="-102025.191061" calcext:value-type="float">
            <text:p>-102025.191061</text:p>
          </table:table-cell>
          <table:table-cell/>
        </table:table-row>
        <table:table-row table:style-name="ro1">
          <table:table-cell office:value-type="float" office:value="-101404.639193" calcext:value-type="float">
            <text:p>-101404.639193</text:p>
          </table:table-cell>
          <table:table-cell/>
        </table:table-row>
        <table:table-row table:style-name="ro1">
          <table:table-cell office:value-type="float" office:value="-101494.999167" calcext:value-type="float">
            <text:p>-101494.999167</text:p>
          </table:table-cell>
          <table:table-cell/>
        </table:table-row>
        <table:table-row table:style-name="ro1">
          <table:table-cell office:value-type="float" office:value="-101682.775187" calcext:value-type="float">
            <text:p>-101682.775187</text:p>
          </table:table-cell>
          <table:table-cell/>
        </table:table-row>
        <table:table-row table:style-name="ro1">
          <table:table-cell office:value-type="float" office:value="-101580.966043" calcext:value-type="float">
            <text:p>-101580.966043</text:p>
          </table:table-cell>
          <table:table-cell/>
        </table:table-row>
        <table:table-row table:style-name="ro1">
          <table:table-cell office:value-type="float" office:value="-101526.531259" calcext:value-type="float">
            <text:p>-101526.531259</text:p>
          </table:table-cell>
          <table:table-cell/>
        </table:table-row>
        <table:table-row table:style-name="ro1">
          <table:table-cell office:value-type="float" office:value="-101676.087919" calcext:value-type="float">
            <text:p>-101676.087919</text:p>
          </table:table-cell>
          <table:table-cell/>
        </table:table-row>
        <table:table-row table:style-name="ro1">
          <table:table-cell office:value-type="float" office:value="-101706.586417" calcext:value-type="float">
            <text:p>-101706.586417</text:p>
          </table:table-cell>
          <table:table-cell/>
        </table:table-row>
        <table:table-row table:style-name="ro1">
          <table:table-cell office:value-type="float" office:value="-101680.53785" calcext:value-type="float">
            <text:p>-101680.53785</text:p>
          </table:table-cell>
          <table:table-cell/>
        </table:table-row>
        <table:table-row table:style-name="ro1">
          <table:table-cell office:value-type="float" office:value="-101559.722597" calcext:value-type="float">
            <text:p>-101559.722597</text:p>
          </table:table-cell>
          <table:table-cell/>
        </table:table-row>
        <table:table-row table:style-name="ro1">
          <table:table-cell office:value-type="float" office:value="-101651.251851" calcext:value-type="float">
            <text:p>-101651.251851</text:p>
          </table:table-cell>
          <table:table-cell/>
        </table:table-row>
        <table:table-row table:style-name="ro1">
          <table:table-cell office:value-type="float" office:value="-101591.65298" calcext:value-type="float">
            <text:p>-101591.65298</text:p>
          </table:table-cell>
          <table:table-cell/>
        </table:table-row>
        <table:table-row table:style-name="ro1">
          <table:table-cell office:value-type="float" office:value="-101618.031704" calcext:value-type="float">
            <text:p>-101618.031704</text:p>
          </table:table-cell>
          <table:table-cell/>
        </table:table-row>
        <table:table-row table:style-name="ro1">
          <table:table-cell office:value-type="float" office:value="-101602.11071" calcext:value-type="float">
            <text:p>-101602.11071</text:p>
          </table:table-cell>
          <table:table-cell/>
        </table:table-row>
        <table:table-row table:style-name="ro1">
          <table:table-cell office:value-type="float" office:value="-101592.112612" calcext:value-type="float">
            <text:p>-101592.112612</text:p>
          </table:table-cell>
          <table:table-cell/>
        </table:table-row>
        <table:table-row table:style-name="ro1">
          <table:table-cell office:value-type="float" office:value="-101574.58106" calcext:value-type="float">
            <text:p>-101574.58106</text:p>
          </table:table-cell>
          <table:table-cell/>
        </table:table-row>
        <table:table-row table:style-name="ro1">
          <table:table-cell office:value-type="float" office:value="-101817.57172" calcext:value-type="float">
            <text:p>-101817.57172</text:p>
          </table:table-cell>
          <table:table-cell/>
        </table:table-row>
        <table:table-row table:style-name="ro1">
          <table:table-cell office:value-type="float" office:value="-101614.279956" calcext:value-type="float">
            <text:p>-101614.279956</text:p>
          </table:table-cell>
          <table:table-cell/>
        </table:table-row>
        <table:table-row table:style-name="ro1">
          <table:table-cell office:value-type="float" office:value="-101663.090538" calcext:value-type="float">
            <text:p>-101663.090538</text:p>
          </table:table-cell>
          <table:table-cell/>
        </table:table-row>
        <table:table-row table:style-name="ro1">
          <table:table-cell office:value-type="float" office:value="-101571.187976" calcext:value-type="float">
            <text:p>-101571.187976</text:p>
          </table:table-cell>
          <table:table-cell/>
        </table:table-row>
        <table:table-row table:style-name="ro1">
          <table:table-cell office:value-type="float" office:value="-101944.631607" calcext:value-type="float">
            <text:p>-101944.631607</text:p>
          </table:table-cell>
          <table:table-cell/>
        </table:table-row>
        <table:table-row table:style-name="ro1">
          <table:table-cell office:value-type="float" office:value="-101711.2914" calcext:value-type="float">
            <text:p>-101711.2914</text:p>
          </table:table-cell>
          <table:table-cell/>
        </table:table-row>
        <table:table-row table:style-name="ro1">
          <table:table-cell office:value-type="float" office:value="-101703.708726" calcext:value-type="float">
            <text:p>-101703.708726</text:p>
          </table:table-cell>
          <table:table-cell/>
        </table:table-row>
        <table:table-row table:style-name="ro1">
          <table:table-cell office:value-type="float" office:value="-101546.562673" calcext:value-type="float">
            <text:p>-101546.562673</text:p>
          </table:table-cell>
          <table:table-cell/>
        </table:table-row>
        <table:table-row table:style-name="ro1">
          <table:table-cell office:value-type="float" office:value="-101717.494065" calcext:value-type="float">
            <text:p>-101717.494065</text:p>
          </table:table-cell>
          <table:table-cell/>
        </table:table-row>
        <table:table-row table:style-name="ro1">
          <table:table-cell office:value-type="float" office:value="-101731.434927" calcext:value-type="float">
            <text:p>-101731.434927</text:p>
          </table:table-cell>
          <table:table-cell/>
        </table:table-row>
        <table:table-row table:style-name="ro1">
          <table:table-cell office:value-type="float" office:value="-101679.470763" calcext:value-type="float">
            <text:p>-101679.470763</text:p>
          </table:table-cell>
          <table:table-cell/>
        </table:table-row>
        <table:table-row table:style-name="ro1">
          <table:table-cell office:value-type="float" office:value="-101585.891902" calcext:value-type="float">
            <text:p>-101585.891902</text:p>
          </table:table-cell>
          <table:table-cell/>
        </table:table-row>
        <table:table-row table:style-name="ro1">
          <table:table-cell office:value-type="float" office:value="-101602.944577" calcext:value-type="float">
            <text:p>-101602.944577</text:p>
          </table:table-cell>
          <table:table-cell/>
        </table:table-row>
        <table:table-row table:style-name="ro1">
          <table:table-cell office:value-type="float" office:value="-101595.369975" calcext:value-type="float">
            <text:p>-101595.369975</text:p>
          </table:table-cell>
          <table:table-cell/>
        </table:table-row>
        <table:table-row table:style-name="ro1">
          <table:table-cell office:value-type="float" office:value="-101619.370863" calcext:value-type="float">
            <text:p>-101619.370863</text:p>
          </table:table-cell>
          <table:table-cell/>
        </table:table-row>
        <table:table-row table:style-name="ro1">
          <table:table-cell office:value-type="float" office:value="-101999.569217" calcext:value-type="float">
            <text:p>-101999.569217</text:p>
          </table:table-cell>
          <table:table-cell/>
        </table:table-row>
        <table:table-row table:style-name="ro1">
          <table:table-cell office:value-type="float" office:value="-101578.623405" calcext:value-type="float">
            <text:p>-101578.623405</text:p>
          </table:table-cell>
          <table:table-cell/>
        </table:table-row>
        <table:table-row table:style-name="ro1">
          <table:table-cell office:value-type="float" office:value="-101615.079689" calcext:value-type="float">
            <text:p>-101615.079689</text:p>
          </table:table-cell>
          <table:table-cell/>
        </table:table-row>
        <table:table-row table:style-name="ro1">
          <table:table-cell office:value-type="float" office:value="-101509.226339" calcext:value-type="float">
            <text:p>-101509.226339</text:p>
          </table:table-cell>
          <table:table-cell/>
        </table:table-row>
        <table:table-row table:style-name="ro1">
          <table:table-cell office:value-type="float" office:value="-101594.167" calcext:value-type="float">
            <text:p>-101594.167</text:p>
          </table:table-cell>
          <table:table-cell/>
        </table:table-row>
        <table:table-row table:style-name="ro1">
          <table:table-cell office:value-type="float" office:value="-101668.080331" calcext:value-type="float">
            <text:p>-101668.080331</text:p>
          </table:table-cell>
          <table:table-cell/>
        </table:table-row>
        <table:table-row table:style-name="ro1">
          <table:table-cell office:value-type="float" office:value="-101701.488262" calcext:value-type="float">
            <text:p>-101701.488262</text:p>
          </table:table-cell>
          <table:table-cell/>
        </table:table-row>
        <table:table-row table:style-name="ro1">
          <table:table-cell office:value-type="float" office:value="-101547.607107" calcext:value-type="float">
            <text:p>-101547.607107</text:p>
          </table:table-cell>
          <table:table-cell/>
        </table:table-row>
        <table:table-row table:style-name="ro1">
          <table:table-cell office:value-type="float" office:value="-101671.530766" calcext:value-type="float">
            <text:p>-101671.530766</text:p>
          </table:table-cell>
          <table:table-cell/>
        </table:table-row>
        <table:table-row table:style-name="ro1">
          <table:table-cell office:value-type="float" office:value="-101563.059049" calcext:value-type="float">
            <text:p>-101563.059049</text:p>
          </table:table-cell>
          <table:table-cell/>
        </table:table-row>
        <table:table-row table:style-name="ro1">
          <table:table-cell office:value-type="float" office:value="-101554.200625" calcext:value-type="float">
            <text:p>-101554.200625</text:p>
          </table:table-cell>
          <table:table-cell/>
        </table:table-row>
        <table:table-row table:style-name="ro1">
          <table:table-cell office:value-type="float" office:value="-101509.711367" calcext:value-type="float">
            <text:p>-101509.711367</text:p>
          </table:table-cell>
          <table:table-cell/>
        </table:table-row>
        <table:table-row table:style-name="ro1">
          <table:table-cell office:value-type="float" office:value="-101708.037776" calcext:value-type="float">
            <text:p>-101708.037776</text:p>
          </table:table-cell>
          <table:table-cell/>
        </table:table-row>
        <table:table-row table:style-name="ro1">
          <table:table-cell office:value-type="float" office:value="-101649.355832" calcext:value-type="float">
            <text:p>-101649.355832</text:p>
          </table:table-cell>
          <table:table-cell/>
        </table:table-row>
        <table:table-row table:style-name="ro1">
          <table:table-cell office:value-type="float" office:value="-101799.240885" calcext:value-type="float">
            <text:p>-101799.240885</text:p>
          </table:table-cell>
          <table:table-cell/>
        </table:table-row>
        <table:table-row table:style-name="ro1">
          <table:table-cell office:value-type="float" office:value="-101592.927743" calcext:value-type="float">
            <text:p>-101592.927743</text:p>
          </table:table-cell>
          <table:table-cell/>
        </table:table-row>
        <table:table-row table:style-name="ro1">
          <table:table-cell office:value-type="float" office:value="-101527.247757" calcext:value-type="float">
            <text:p>-101527.247757</text:p>
          </table:table-cell>
          <table:table-cell/>
        </table:table-row>
        <table:table-row table:style-name="ro1">
          <table:table-cell office:value-type="float" office:value="-101900.248261" calcext:value-type="float">
            <text:p>-101900.248261</text:p>
          </table:table-cell>
          <table:table-cell/>
        </table:table-row>
        <table:table-row table:style-name="ro1">
          <table:table-cell office:value-type="float" office:value="-101798.102904" calcext:value-type="float">
            <text:p>-101798.102904</text:p>
          </table:table-cell>
          <table:table-cell/>
        </table:table-row>
        <table:table-row table:style-name="ro1">
          <table:table-cell office:value-type="float" office:value="-101614.366266" calcext:value-type="float">
            <text:p>-101614.366266</text:p>
          </table:table-cell>
          <table:table-cell/>
        </table:table-row>
        <table:table-row table:style-name="ro1">
          <table:table-cell office:value-type="float" office:value="-101649.019134" calcext:value-type="float">
            <text:p>-101649.019134</text:p>
          </table:table-cell>
          <table:table-cell/>
        </table:table-row>
        <table:table-row table:style-name="ro1">
          <table:table-cell office:value-type="float" office:value="-101643.686296" calcext:value-type="float">
            <text:p>-101643.686296</text:p>
          </table:table-cell>
          <table:table-cell/>
        </table:table-row>
        <table:table-row table:style-name="ro1">
          <table:table-cell office:value-type="float" office:value="-101495.736427" calcext:value-type="float">
            <text:p>-101495.736427</text:p>
          </table:table-cell>
          <table:table-cell/>
        </table:table-row>
        <table:table-row table:style-name="ro1">
          <table:table-cell office:value-type="float" office:value="-101578.4908" calcext:value-type="float">
            <text:p>-101578.4908</text:p>
          </table:table-cell>
          <table:table-cell/>
        </table:table-row>
        <table:table-row table:style-name="ro1">
          <table:table-cell office:value-type="float" office:value="-101596.378318" calcext:value-type="float">
            <text:p>-101596.378318</text:p>
          </table:table-cell>
          <table:table-cell/>
        </table:table-row>
        <table:table-row table:style-name="ro1">
          <table:table-cell office:value-type="float" office:value="-101701.954143" calcext:value-type="float">
            <text:p>-101701.954143</text:p>
          </table:table-cell>
          <table:table-cell/>
        </table:table-row>
        <table:table-row table:style-name="ro1">
          <table:table-cell office:value-type="float" office:value="-101401.950358" calcext:value-type="float">
            <text:p>-101401.950358</text:p>
          </table:table-cell>
          <table:table-cell/>
        </table:table-row>
        <table:table-row table:style-name="ro1">
          <table:table-cell office:value-type="float" office:value="-101695.285592" calcext:value-type="float">
            <text:p>-101695.285592</text:p>
          </table:table-cell>
          <table:table-cell/>
        </table:table-row>
        <table:table-row table:style-name="ro1">
          <table:table-cell office:value-type="float" office:value="-101724.969837" calcext:value-type="float">
            <text:p>-101724.969837</text:p>
          </table:table-cell>
          <table:table-cell/>
        </table:table-row>
        <table:table-row table:style-name="ro1">
          <table:table-cell office:value-type="float" office:value="-101454.781608" calcext:value-type="float">
            <text:p>-101454.781608</text:p>
          </table:table-cell>
          <table:table-cell/>
        </table:table-row>
        <table:table-row table:style-name="ro1">
          <table:table-cell office:value-type="float" office:value="-101455.308105" calcext:value-type="float">
            <text:p>-101455.308105</text:p>
          </table:table-cell>
          <table:table-cell/>
        </table:table-row>
        <table:table-row table:style-name="ro1">
          <table:table-cell office:value-type="float" office:value="-101733.282873" calcext:value-type="float">
            <text:p>-101733.282873</text:p>
          </table:table-cell>
          <table:table-cell/>
        </table:table-row>
        <table:table-row table:style-name="ro1">
          <table:table-cell office:value-type="float" office:value="-101885.565503" calcext:value-type="float">
            <text:p>-101885.565503</text:p>
          </table:table-cell>
          <table:table-cell/>
        </table:table-row>
        <table:table-row table:style-name="ro1">
          <table:table-cell office:value-type="float" office:value="-101572.147339" calcext:value-type="float">
            <text:p>-101572.147339</text:p>
          </table:table-cell>
          <table:table-cell/>
        </table:table-row>
        <table:table-row table:style-name="ro1">
          <table:table-cell office:value-type="float" office:value="-101455.544929" calcext:value-type="float">
            <text:p>-101455.544929</text:p>
          </table:table-cell>
          <table:table-cell/>
        </table:table-row>
        <table:table-row table:style-name="ro1">
          <table:table-cell office:value-type="float" office:value="-101539.474064" calcext:value-type="float">
            <text:p>-101539.474064</text:p>
          </table:table-cell>
          <table:table-cell/>
        </table:table-row>
        <table:table-row table:style-name="ro1">
          <table:table-cell office:value-type="float" office:value="-101583.425071" calcext:value-type="float">
            <text:p>-101583.425071</text:p>
          </table:table-cell>
          <table:table-cell/>
        </table:table-row>
        <table:table-row table:style-name="ro1">
          <table:table-cell office:value-type="float" office:value="-101632.044932" calcext:value-type="float">
            <text:p>-101632.044932</text:p>
          </table:table-cell>
          <table:table-cell/>
        </table:table-row>
        <table:table-row table:style-name="ro1">
          <table:table-cell office:value-type="float" office:value="-101559.906555" calcext:value-type="float">
            <text:p>-101559.906555</text:p>
          </table:table-cell>
          <table:table-cell/>
        </table:table-row>
        <table:table-row table:style-name="ro1">
          <table:table-cell office:value-type="float" office:value="-101607.009193" calcext:value-type="float">
            <text:p>-101607.009193</text:p>
          </table:table-cell>
          <table:table-cell/>
        </table:table-row>
        <table:table-row table:style-name="ro1">
          <table:table-cell office:value-type="float" office:value="-101629.32898" calcext:value-type="float">
            <text:p>-101629.32898</text:p>
          </table:table-cell>
          <table:table-cell/>
        </table:table-row>
        <table:table-row table:style-name="ro1">
          <table:table-cell office:value-type="float" office:value="-101568.204157" calcext:value-type="float">
            <text:p>-101568.204157</text:p>
          </table:table-cell>
          <table:table-cell/>
        </table:table-row>
        <table:table-row table:style-name="ro1">
          <table:table-cell office:value-type="float" office:value="-101563.249288" calcext:value-type="float">
            <text:p>-101563.249288</text:p>
          </table:table-cell>
          <table:table-cell/>
        </table:table-row>
        <table:table-row table:style-name="ro1">
          <table:table-cell office:value-type="float" office:value="-101644.885018" calcext:value-type="float">
            <text:p>-101644.885018</text:p>
          </table:table-cell>
          <table:table-cell/>
        </table:table-row>
        <table:table-row table:style-name="ro1">
          <table:table-cell office:value-type="float" office:value="-101529.203419" calcext:value-type="float">
            <text:p>-101529.203419</text:p>
          </table:table-cell>
          <table:table-cell/>
        </table:table-row>
        <table:table-row table:style-name="ro1">
          <table:table-cell office:value-type="float" office:value="-101698.216859" calcext:value-type="float">
            <text:p>-101698.216859</text:p>
          </table:table-cell>
          <table:table-cell/>
        </table:table-row>
        <table:table-row table:style-name="ro1">
          <table:table-cell office:value-type="float" office:value="-101532.549725" calcext:value-type="float">
            <text:p>-101532.549725</text:p>
          </table:table-cell>
          <table:table-cell/>
        </table:table-row>
        <table:table-row table:style-name="ro1">
          <table:table-cell office:value-type="float" office:value="-101472.436692" calcext:value-type="float">
            <text:p>-101472.436692</text:p>
          </table:table-cell>
          <table:table-cell/>
        </table:table-row>
        <table:table-row table:style-name="ro1">
          <table:table-cell office:value-type="float" office:value="-101620.278605" calcext:value-type="float">
            <text:p>-101620.278605</text:p>
          </table:table-cell>
          <table:table-cell/>
        </table:table-row>
        <table:table-row table:style-name="ro1">
          <table:table-cell office:value-type="float" office:value="-101665.418596" calcext:value-type="float">
            <text:p>-101665.418596</text:p>
          </table:table-cell>
          <table:table-cell/>
        </table:table-row>
        <table:table-row table:style-name="ro1">
          <table:table-cell office:value-type="float" office:value="-101440.664623" calcext:value-type="float">
            <text:p>-101440.664623</text:p>
          </table:table-cell>
          <table:table-cell/>
        </table:table-row>
        <table:table-row table:style-name="ro1">
          <table:table-cell office:value-type="float" office:value="-101407.872073" calcext:value-type="float">
            <text:p>-101407.872073</text:p>
          </table:table-cell>
          <table:table-cell/>
        </table:table-row>
        <table:table-row table:style-name="ro1">
          <table:table-cell office:value-type="float" office:value="-101760.489941" calcext:value-type="float">
            <text:p>-101760.489941</text:p>
          </table:table-cell>
          <table:table-cell/>
        </table:table-row>
        <table:table-row table:style-name="ro1">
          <table:table-cell office:value-type="float" office:value="-101470.276917" calcext:value-type="float">
            <text:p>-101470.276917</text:p>
          </table:table-cell>
          <table:table-cell/>
        </table:table-row>
        <table:table-row table:style-name="ro1">
          <table:table-cell office:value-type="float" office:value="-101745.813455" calcext:value-type="float">
            <text:p>-101745.813455</text:p>
          </table:table-cell>
          <table:table-cell/>
        </table:table-row>
        <table:table-row table:style-name="ro1">
          <table:table-cell office:value-type="float" office:value="-101717.37171" calcext:value-type="float">
            <text:p>-101717.37171</text:p>
          </table:table-cell>
          <table:table-cell/>
        </table:table-row>
        <table:table-row table:style-name="ro1">
          <table:table-cell office:value-type="float" office:value="-101696.327421" calcext:value-type="float">
            <text:p>-101696.327421</text:p>
          </table:table-cell>
          <table:table-cell/>
        </table:table-row>
        <table:table-row table:style-name="ro1">
          <table:table-cell office:value-type="float" office:value="-101868.299526" calcext:value-type="float">
            <text:p>-101868.299526</text:p>
          </table:table-cell>
          <table:table-cell/>
        </table:table-row>
        <table:table-row table:style-name="ro1">
          <table:table-cell office:value-type="float" office:value="-101556.148986" calcext:value-type="float">
            <text:p>-101556.148986</text:p>
          </table:table-cell>
          <table:table-cell/>
        </table:table-row>
        <table:table-row table:style-name="ro1">
          <table:table-cell office:value-type="float" office:value="-101703.65998" calcext:value-type="float">
            <text:p>-101703.65998</text:p>
          </table:table-cell>
          <table:table-cell/>
        </table:table-row>
        <table:table-row table:style-name="ro1">
          <table:table-cell office:value-type="float" office:value="-101597.428412" calcext:value-type="float">
            <text:p>-101597.428412</text:p>
          </table:table-cell>
          <table:table-cell/>
        </table:table-row>
        <table:table-row table:style-name="ro1">
          <table:table-cell office:value-type="float" office:value="-101648.43929" calcext:value-type="float">
            <text:p>-101648.43929</text:p>
          </table:table-cell>
          <table:table-cell/>
        </table:table-row>
        <table:table-row table:style-name="ro1">
          <table:table-cell office:value-type="float" office:value="-101676.964386" calcext:value-type="float">
            <text:p>-101676.964386</text:p>
          </table:table-cell>
          <table:table-cell/>
        </table:table-row>
        <table:table-row table:style-name="ro1">
          <table:table-cell office:value-type="float" office:value="-101535.746197" calcext:value-type="float">
            <text:p>-101535.746197</text:p>
          </table:table-cell>
          <table:table-cell/>
        </table:table-row>
        <table:table-row table:style-name="ro1">
          <table:table-cell office:value-type="float" office:value="-101852.18245" calcext:value-type="float">
            <text:p>-101852.18245</text:p>
          </table:table-cell>
          <table:table-cell/>
        </table:table-row>
        <table:table-row table:style-name="ro1">
          <table:table-cell office:value-type="float" office:value="-101700.46801" calcext:value-type="float">
            <text:p>-101700.46801</text:p>
          </table:table-cell>
          <table:table-cell/>
        </table:table-row>
        <table:table-row table:style-name="ro1">
          <table:table-cell office:value-type="float" office:value="-101559.638365" calcext:value-type="float">
            <text:p>-101559.638365</text:p>
          </table:table-cell>
          <table:table-cell/>
        </table:table-row>
        <table:table-row table:style-name="ro1">
          <table:table-cell office:value-type="float" office:value="-101808.322562" calcext:value-type="float">
            <text:p>-101808.322562</text:p>
          </table:table-cell>
          <table:table-cell/>
        </table:table-row>
        <table:table-row table:style-name="ro1">
          <table:table-cell office:value-type="float" office:value="-102112.254338" calcext:value-type="float">
            <text:p>-102112.254338</text:p>
          </table:table-cell>
          <table:table-cell/>
        </table:table-row>
        <table:table-row table:style-name="ro1">
          <table:table-cell office:value-type="float" office:value="-101793.077907" calcext:value-type="float">
            <text:p>-101793.077907</text:p>
          </table:table-cell>
          <table:table-cell/>
        </table:table-row>
        <table:table-row table:style-name="ro1">
          <table:table-cell office:value-type="float" office:value="-101812.547053" calcext:value-type="float">
            <text:p>-101812.547053</text:p>
          </table:table-cell>
          <table:table-cell/>
        </table:table-row>
        <table:table-row table:style-name="ro1">
          <table:table-cell office:value-type="float" office:value="-101783.459515" calcext:value-type="float">
            <text:p>-101783.459515</text:p>
          </table:table-cell>
          <table:table-cell/>
        </table:table-row>
        <table:table-row table:style-name="ro1">
          <table:table-cell office:value-type="float" office:value="-101557.807663" calcext:value-type="float">
            <text:p>-101557.807663</text:p>
          </table:table-cell>
          <table:table-cell/>
        </table:table-row>
        <table:table-row table:style-name="ro1">
          <table:table-cell office:value-type="float" office:value="-101618.463375" calcext:value-type="float">
            <text:p>-101618.463375</text:p>
          </table:table-cell>
          <table:table-cell/>
        </table:table-row>
        <table:table-row table:style-name="ro1">
          <table:table-cell office:value-type="float" office:value="-101687.75953" calcext:value-type="float">
            <text:p>-101687.75953</text:p>
          </table:table-cell>
          <table:table-cell/>
        </table:table-row>
        <table:table-row table:style-name="ro1">
          <table:table-cell office:value-type="float" office:value="-102625.366862" calcext:value-type="float">
            <text:p>-102625.366862</text:p>
          </table:table-cell>
          <table:table-cell/>
        </table:table-row>
        <table:table-row table:style-name="ro1">
          <table:table-cell office:value-type="float" office:value="-101741.796398" calcext:value-type="float">
            <text:p>-101741.796398</text:p>
          </table:table-cell>
          <table:table-cell/>
        </table:table-row>
        <table:table-row table:style-name="ro1">
          <table:table-cell office:value-type="float" office:value="-101570.555827" calcext:value-type="float">
            <text:p>-101570.555827</text:p>
          </table:table-cell>
          <table:table-cell/>
        </table:table-row>
        <table:table-row table:style-name="ro1">
          <table:table-cell office:value-type="float" office:value="-101467.14341" calcext:value-type="float">
            <text:p>-101467.14341</text:p>
          </table:table-cell>
          <table:table-cell/>
        </table:table-row>
        <table:table-row table:style-name="ro1">
          <table:table-cell office:value-type="float" office:value="-101597.604166" calcext:value-type="float">
            <text:p>-101597.604166</text:p>
          </table:table-cell>
          <table:table-cell/>
        </table:table-row>
        <table:table-row table:style-name="ro1">
          <table:table-cell office:value-type="float" office:value="-101527.122726" calcext:value-type="float">
            <text:p>-101527.122726</text:p>
          </table:table-cell>
          <table:table-cell/>
        </table:table-row>
        <table:table-row table:style-name="ro1">
          <table:table-cell office:value-type="float" office:value="-101494.154609" calcext:value-type="float">
            <text:p>-101494.154609</text:p>
          </table:table-cell>
          <table:table-cell/>
        </table:table-row>
        <table:table-row table:style-name="ro1">
          <table:table-cell office:value-type="float" office:value="-101604.124258" calcext:value-type="float">
            <text:p>-101604.124258</text:p>
          </table:table-cell>
          <table:table-cell/>
        </table:table-row>
        <table:table-row table:style-name="ro1">
          <table:table-cell office:value-type="float" office:value="-101633.781067" calcext:value-type="float">
            <text:p>-101633.781067</text:p>
          </table:table-cell>
          <table:table-cell/>
        </table:table-row>
        <table:table-row table:style-name="ro1">
          <table:table-cell office:value-type="float" office:value="-101711.444777" calcext:value-type="float">
            <text:p>-101711.444777</text:p>
          </table:table-cell>
          <table:table-cell/>
        </table:table-row>
        <table:table-row table:style-name="ro1">
          <table:table-cell office:value-type="float" office:value="-101528.61489" calcext:value-type="float">
            <text:p>-101528.61489</text:p>
          </table:table-cell>
          <table:table-cell/>
        </table:table-row>
        <table:table-row table:style-name="ro1">
          <table:table-cell office:value-type="float" office:value="-101706.538314" calcext:value-type="float">
            <text:p>-101706.538314</text:p>
          </table:table-cell>
          <table:table-cell/>
        </table:table-row>
        <table:table-row table:style-name="ro1">
          <table:table-cell office:value-type="float" office:value="-101582.865245" calcext:value-type="float">
            <text:p>-101582.865245</text:p>
          </table:table-cell>
          <table:table-cell/>
        </table:table-row>
        <table:table-row table:style-name="ro1">
          <table:table-cell office:value-type="float" office:value="-101620.595467" calcext:value-type="float">
            <text:p>-101620.595467</text:p>
          </table:table-cell>
          <table:table-cell/>
        </table:table-row>
        <table:table-row table:style-name="ro1">
          <table:table-cell office:value-type="float" office:value="-101546.735414" calcext:value-type="float">
            <text:p>-101546.735414</text:p>
          </table:table-cell>
          <table:table-cell/>
        </table:table-row>
        <table:table-row table:style-name="ro1">
          <table:table-cell office:value-type="float" office:value="-101657.504149" calcext:value-type="float">
            <text:p>-101657.504149</text:p>
          </table:table-cell>
          <table:table-cell/>
        </table:table-row>
        <table:table-row table:style-name="ro1">
          <table:table-cell office:value-type="float" office:value="-101660.957986" calcext:value-type="float">
            <text:p>-101660.957986</text:p>
          </table:table-cell>
          <table:table-cell/>
        </table:table-row>
        <table:table-row table:style-name="ro1">
          <table:table-cell office:value-type="float" office:value="-101978.230729" calcext:value-type="float">
            <text:p>-101978.230729</text:p>
          </table:table-cell>
          <table:table-cell/>
        </table:table-row>
        <table:table-row table:style-name="ro1">
          <table:table-cell office:value-type="float" office:value="-101892.916354" calcext:value-type="float">
            <text:p>-101892.916354</text:p>
          </table:table-cell>
          <table:table-cell/>
        </table:table-row>
        <table:table-row table:style-name="ro1">
          <table:table-cell office:value-type="float" office:value="-101740.697056" calcext:value-type="float">
            <text:p>-101740.697056</text:p>
          </table:table-cell>
          <table:table-cell/>
        </table:table-row>
        <table:table-row table:style-name="ro1">
          <table:table-cell office:value-type="float" office:value="-101879.011756" calcext:value-type="float">
            <text:p>-101879.011756</text:p>
          </table:table-cell>
          <table:table-cell/>
        </table:table-row>
        <table:table-row table:style-name="ro1">
          <table:table-cell office:value-type="float" office:value="-101520.241068" calcext:value-type="float">
            <text:p>-101520.241068</text:p>
          </table:table-cell>
          <table:table-cell/>
        </table:table-row>
        <table:table-row table:style-name="ro1">
          <table:table-cell office:value-type="float" office:value="-101593.045129" calcext:value-type="float">
            <text:p>-101593.045129</text:p>
          </table:table-cell>
          <table:table-cell/>
        </table:table-row>
        <table:table-row table:style-name="ro1">
          <table:table-cell office:value-type="float" office:value="-102762.974759" calcext:value-type="float">
            <text:p>-102762.974759</text:p>
          </table:table-cell>
          <table:table-cell/>
        </table:table-row>
        <table:table-row table:style-name="ro1">
          <table:table-cell office:value-type="float" office:value="-101675.546733" calcext:value-type="float">
            <text:p>-101675.546733</text:p>
          </table:table-cell>
          <table:table-cell/>
        </table:table-row>
        <table:table-row table:style-name="ro1">
          <table:table-cell office:value-type="float" office:value="-102004.437678" calcext:value-type="float">
            <text:p>-102004.437678</text:p>
          </table:table-cell>
          <table:table-cell/>
        </table:table-row>
        <table:table-row table:style-name="ro1">
          <table:table-cell office:value-type="float" office:value="-101586.253182" calcext:value-type="float">
            <text:p>-101586.253182</text:p>
          </table:table-cell>
          <table:table-cell/>
        </table:table-row>
        <table:table-row table:style-name="ro1">
          <table:table-cell office:value-type="float" office:value="-101604.216869" calcext:value-type="float">
            <text:p>-101604.216869</text:p>
          </table:table-cell>
          <table:table-cell/>
        </table:table-row>
        <table:table-row table:style-name="ro1">
          <table:table-cell office:value-type="float" office:value="-101754.644848" calcext:value-type="float">
            <text:p>-101754.644848</text:p>
          </table:table-cell>
          <table:table-cell/>
        </table:table-row>
        <table:table-row table:style-name="ro1">
          <table:table-cell office:value-type="float" office:value="-101679.432117" calcext:value-type="float">
            <text:p>-101679.432117</text:p>
          </table:table-cell>
          <table:table-cell/>
        </table:table-row>
        <table:table-row table:style-name="ro1">
          <table:table-cell office:value-type="float" office:value="-101606.544959" calcext:value-type="float">
            <text:p>-101606.544959</text:p>
          </table:table-cell>
          <table:table-cell/>
        </table:table-row>
        <table:table-row table:style-name="ro1">
          <table:table-cell office:value-type="float" office:value="-101618.280245" calcext:value-type="float">
            <text:p>-101618.280245</text:p>
          </table:table-cell>
          <table:table-cell/>
        </table:table-row>
        <table:table-row table:style-name="ro1">
          <table:table-cell office:value-type="float" office:value="-102530.005022" calcext:value-type="float">
            <text:p>-102530.005022</text:p>
          </table:table-cell>
          <table:table-cell/>
        </table:table-row>
        <table:table-row table:style-name="ro1">
          <table:table-cell office:value-type="float" office:value="-101587.183365" calcext:value-type="float">
            <text:p>-101587.183365</text:p>
          </table:table-cell>
          <table:table-cell/>
        </table:table-row>
        <table:table-row table:style-name="ro1">
          <table:table-cell office:value-type="float" office:value="-101550.612328" calcext:value-type="float">
            <text:p>-101550.612328</text:p>
          </table:table-cell>
          <table:table-cell/>
        </table:table-row>
        <table:table-row table:style-name="ro1">
          <table:table-cell office:value-type="float" office:value="-101631.421279" calcext:value-type="float">
            <text:p>-101631.421279</text:p>
          </table:table-cell>
          <table:table-cell/>
        </table:table-row>
        <table:table-row table:style-name="ro1">
          <table:table-cell office:value-type="float" office:value="-101694.259255" calcext:value-type="float">
            <text:p>-101694.259255</text:p>
          </table:table-cell>
          <table:table-cell/>
        </table:table-row>
        <table:table-row table:style-name="ro1">
          <table:table-cell office:value-type="float" office:value="-101456.453275" calcext:value-type="float">
            <text:p>-101456.453275</text:p>
          </table:table-cell>
          <table:table-cell/>
        </table:table-row>
        <table:table-row table:style-name="ro1">
          <table:table-cell office:value-type="float" office:value="-101530.658437" calcext:value-type="float">
            <text:p>-101530.658437</text:p>
          </table:table-cell>
          <table:table-cell/>
        </table:table-row>
        <table:table-row table:style-name="ro1">
          <table:table-cell office:value-type="float" office:value="-101673.322758" calcext:value-type="float">
            <text:p>-101673.322758</text:p>
          </table:table-cell>
          <table:table-cell/>
        </table:table-row>
        <table:table-row table:style-name="ro1">
          <table:table-cell office:value-type="float" office:value="-101676.580841" calcext:value-type="float">
            <text:p>-101676.580841</text:p>
          </table:table-cell>
          <table:table-cell/>
        </table:table-row>
        <table:table-row table:style-name="ro1">
          <table:table-cell office:value-type="float" office:value="-101675.923572" calcext:value-type="float">
            <text:p>-101675.923572</text:p>
          </table:table-cell>
          <table:table-cell/>
        </table:table-row>
        <table:table-row table:style-name="ro1">
          <table:table-cell office:value-type="float" office:value="-101600.18343" calcext:value-type="float">
            <text:p>-101600.18343</text:p>
          </table:table-cell>
          <table:table-cell/>
        </table:table-row>
        <table:table-row table:style-name="ro1">
          <table:table-cell office:value-type="float" office:value="-101632.349051" calcext:value-type="float">
            <text:p>-101632.349051</text:p>
          </table:table-cell>
          <table:table-cell/>
        </table:table-row>
        <table:table-row table:style-name="ro1">
          <table:table-cell office:value-type="float" office:value="-101513.484376" calcext:value-type="float">
            <text:p>-101513.484376</text:p>
          </table:table-cell>
          <table:table-cell/>
        </table:table-row>
        <table:table-row table:style-name="ro1">
          <table:table-cell office:value-type="float" office:value="-101797.910225" calcext:value-type="float">
            <text:p>-101797.910225</text:p>
          </table:table-cell>
          <table:table-cell/>
        </table:table-row>
        <table:table-row table:style-name="ro1">
          <table:table-cell office:value-type="float" office:value="-101520.245937" calcext:value-type="float">
            <text:p>-101520.245937</text:p>
          </table:table-cell>
          <table:table-cell/>
        </table:table-row>
        <table:table-row table:style-name="ro1">
          <table:table-cell office:value-type="float" office:value="-101630.771935" calcext:value-type="float">
            <text:p>-101630.771935</text:p>
          </table:table-cell>
          <table:table-cell/>
        </table:table-row>
        <table:table-row table:style-name="ro1">
          <table:table-cell office:value-type="float" office:value="-101490.330271" calcext:value-type="float">
            <text:p>-101490.330271</text:p>
          </table:table-cell>
          <table:table-cell/>
        </table:table-row>
        <table:table-row table:style-name="ro1">
          <table:table-cell office:value-type="float" office:value="-101637.280027" calcext:value-type="float">
            <text:p>-101637.280027</text:p>
          </table:table-cell>
          <table:table-cell/>
        </table:table-row>
        <table:table-row table:style-name="ro1">
          <table:table-cell office:value-type="float" office:value="-101579.24452" calcext:value-type="float">
            <text:p>-101579.24452</text:p>
          </table:table-cell>
          <table:table-cell/>
        </table:table-row>
        <table:table-row table:style-name="ro1">
          <table:table-cell office:value-type="float" office:value="-101547.068138" calcext:value-type="float">
            <text:p>-101547.068138</text:p>
          </table:table-cell>
          <table:table-cell/>
        </table:table-row>
        <table:table-row table:style-name="ro1">
          <table:table-cell office:value-type="float" office:value="-101898.945257" calcext:value-type="float">
            <text:p>-101898.945257</text:p>
          </table:table-cell>
          <table:table-cell/>
        </table:table-row>
        <table:table-row table:style-name="ro1">
          <table:table-cell office:value-type="float" office:value="-101517.446951" calcext:value-type="float">
            <text:p>-101517.446951</text:p>
          </table:table-cell>
          <table:table-cell/>
        </table:table-row>
        <table:table-row table:style-name="ro1">
          <table:table-cell office:value-type="float" office:value="-101445.298702" calcext:value-type="float">
            <text:p>-101445.298702</text:p>
          </table:table-cell>
          <table:table-cell/>
        </table:table-row>
        <table:table-row table:style-name="ro1">
          <table:table-cell office:value-type="float" office:value="-101526.736183" calcext:value-type="float">
            <text:p>-101526.736183</text:p>
          </table:table-cell>
          <table:table-cell/>
        </table:table-row>
        <table:table-row table:style-name="ro1">
          <table:table-cell office:value-type="float" office:value="-101640.055453" calcext:value-type="float">
            <text:p>-101640.055453</text:p>
          </table:table-cell>
          <table:table-cell/>
        </table:table-row>
        <table:table-row table:style-name="ro1">
          <table:table-cell office:value-type="float" office:value="-101740.508546" calcext:value-type="float">
            <text:p>-101740.508546</text:p>
          </table:table-cell>
          <table:table-cell/>
        </table:table-row>
        <table:table-row table:style-name="ro1">
          <table:table-cell office:value-type="float" office:value="-101439.149309" calcext:value-type="float">
            <text:p>-101439.149309</text:p>
          </table:table-cell>
          <table:table-cell/>
        </table:table-row>
        <table:table-row table:style-name="ro1">
          <table:table-cell office:value-type="float" office:value="-101515.097365" calcext:value-type="float">
            <text:p>-101515.097365</text:p>
          </table:table-cell>
          <table:table-cell/>
        </table:table-row>
        <table:table-row table:style-name="ro1">
          <table:table-cell office:value-type="float" office:value="-101582.656673" calcext:value-type="float">
            <text:p>-101582.656673</text:p>
          </table:table-cell>
          <table:table-cell/>
        </table:table-row>
        <table:table-row table:style-name="ro1">
          <table:table-cell office:value-type="float" office:value="-101680.787577" calcext:value-type="float">
            <text:p>-101680.787577</text:p>
          </table:table-cell>
          <table:table-cell/>
        </table:table-row>
        <table:table-row table:style-name="ro1">
          <table:table-cell office:value-type="float" office:value="-101752.364384" calcext:value-type="float">
            <text:p>-101752.364384</text:p>
          </table:table-cell>
          <table:table-cell/>
        </table:table-row>
        <table:table-row table:style-name="ro1">
          <table:table-cell office:value-type="float" office:value="-101622.310596" calcext:value-type="float">
            <text:p>-101622.310596</text:p>
          </table:table-cell>
          <table:table-cell/>
        </table:table-row>
        <table:table-row table:style-name="ro1">
          <table:table-cell office:value-type="float" office:value="-101531.83545" calcext:value-type="float">
            <text:p>-101531.83545</text:p>
          </table:table-cell>
          <table:table-cell/>
        </table:table-row>
        <table:table-row table:style-name="ro1">
          <table:table-cell office:value-type="float" office:value="-101596.769038" calcext:value-type="float">
            <text:p>-101596.769038</text:p>
          </table:table-cell>
          <table:table-cell/>
        </table:table-row>
        <table:table-row table:style-name="ro1">
          <table:table-cell office:value-type="float" office:value="-101493.653957" calcext:value-type="float">
            <text:p>-101493.653957</text:p>
          </table:table-cell>
          <table:table-cell/>
        </table:table-row>
        <table:table-row table:style-name="ro1">
          <table:table-cell office:value-type="float" office:value="-101743.420391" calcext:value-type="float">
            <text:p>-101743.420391</text:p>
          </table:table-cell>
          <table:table-cell/>
        </table:table-row>
        <table:table-row table:style-name="ro1">
          <table:table-cell office:value-type="float" office:value="-101848.969807" calcext:value-type="float">
            <text:p>-101848.969807</text:p>
          </table:table-cell>
          <table:table-cell/>
        </table:table-row>
        <table:table-row table:style-name="ro1">
          <table:table-cell office:value-type="float" office:value="-101512.717988" calcext:value-type="float">
            <text:p>-101512.717988</text:p>
          </table:table-cell>
          <table:table-cell/>
        </table:table-row>
        <table:table-row table:style-name="ro1">
          <table:table-cell office:value-type="float" office:value="-102106.265989" calcext:value-type="float">
            <text:p>-102106.265989</text:p>
          </table:table-cell>
          <table:table-cell/>
        </table:table-row>
        <table:table-row table:style-name="ro1">
          <table:table-cell office:value-type="float" office:value="-101895.667511" calcext:value-type="float">
            <text:p>-101895.667511</text:p>
          </table:table-cell>
          <table:table-cell/>
        </table:table-row>
        <table:table-row table:style-name="ro1">
          <table:table-cell office:value-type="float" office:value="-101685.585117" calcext:value-type="float">
            <text:p>-101685.585117</text:p>
          </table:table-cell>
          <table:table-cell/>
        </table:table-row>
        <table:table-row table:style-name="ro1">
          <table:table-cell office:value-type="float" office:value="-101782.557604" calcext:value-type="float">
            <text:p>-101782.557604</text:p>
          </table:table-cell>
          <table:table-cell/>
        </table:table-row>
        <table:table-row table:style-name="ro1">
          <table:table-cell office:value-type="float" office:value="-101549.105563" calcext:value-type="float">
            <text:p>-101549.105563</text:p>
          </table:table-cell>
          <table:table-cell/>
        </table:table-row>
        <table:table-row table:style-name="ro1">
          <table:table-cell office:value-type="float" office:value="-101706.700574" calcext:value-type="float">
            <text:p>-101706.700574</text:p>
          </table:table-cell>
          <table:table-cell/>
        </table:table-row>
        <table:table-row table:style-name="ro1">
          <table:table-cell office:value-type="float" office:value="-101621.548136" calcext:value-type="float">
            <text:p>-101621.548136</text:p>
          </table:table-cell>
          <table:table-cell/>
        </table:table-row>
        <table:table-row table:style-name="ro1">
          <table:table-cell office:value-type="float" office:value="-101681.142719" calcext:value-type="float">
            <text:p>-101681.142719</text:p>
          </table:table-cell>
          <table:table-cell/>
        </table:table-row>
        <table:table-row table:style-name="ro1">
          <table:table-cell office:value-type="float" office:value="-101640.054088" calcext:value-type="float">
            <text:p>-101640.054088</text:p>
          </table:table-cell>
          <table:table-cell/>
        </table:table-row>
        <table:table-row table:style-name="ro1">
          <table:table-cell office:value-type="float" office:value="-101533.818461" calcext:value-type="float">
            <text:p>-101533.818461</text:p>
          </table:table-cell>
          <table:table-cell/>
        </table:table-row>
        <table:table-row table:style-name="ro1">
          <table:table-cell office:value-type="float" office:value="-101697.007677" calcext:value-type="float">
            <text:p>-101697.007677</text:p>
          </table:table-cell>
          <table:table-cell/>
        </table:table-row>
        <table:table-row table:style-name="ro1">
          <table:table-cell office:value-type="float" office:value="-101573.186968" calcext:value-type="float">
            <text:p>-101573.186968</text:p>
          </table:table-cell>
          <table:table-cell/>
        </table:table-row>
        <table:table-row table:style-name="ro1">
          <table:table-cell office:value-type="float" office:value="-101478.011398" calcext:value-type="float">
            <text:p>-101478.011398</text:p>
          </table:table-cell>
          <table:table-cell/>
        </table:table-row>
        <table:table-row table:style-name="ro1">
          <table:table-cell office:value-type="float" office:value="-101669.249717" calcext:value-type="float">
            <text:p>-101669.249717</text:p>
          </table:table-cell>
          <table:table-cell/>
        </table:table-row>
        <table:table-row table:style-name="ro1">
          <table:table-cell office:value-type="float" office:value="-101503.055722" calcext:value-type="float">
            <text:p>-101503.055722</text:p>
          </table:table-cell>
          <table:table-cell/>
        </table:table-row>
        <table:table-row table:style-name="ro1">
          <table:table-cell office:value-type="float" office:value="-101572.957316" calcext:value-type="float">
            <text:p>-101572.957316</text:p>
          </table:table-cell>
          <table:table-cell/>
        </table:table-row>
        <table:table-row table:style-name="ro1">
          <table:table-cell office:value-type="float" office:value="-101549.962559" calcext:value-type="float">
            <text:p>-101549.962559</text:p>
          </table:table-cell>
          <table:table-cell/>
        </table:table-row>
        <table:table-row table:style-name="ro1">
          <table:table-cell office:value-type="float" office:value="-101578.721283" calcext:value-type="float">
            <text:p>-101578.721283</text:p>
          </table:table-cell>
          <table:table-cell/>
        </table:table-row>
        <table:table-row table:style-name="ro1">
          <table:table-cell office:value-type="float" office:value="-101700.222188" calcext:value-type="float">
            <text:p>-101700.222188</text:p>
          </table:table-cell>
          <table:table-cell/>
        </table:table-row>
        <table:table-row table:style-name="ro1">
          <table:table-cell office:value-type="float" office:value="-101617.462119" calcext:value-type="float">
            <text:p>-101617.462119</text:p>
          </table:table-cell>
          <table:table-cell/>
        </table:table-row>
        <table:table-row table:style-name="ro1">
          <table:table-cell office:value-type="float" office:value="-101628.048364" calcext:value-type="float">
            <text:p>-101628.048364</text:p>
          </table:table-cell>
          <table:table-cell/>
        </table:table-row>
        <table:table-row table:style-name="ro1">
          <table:table-cell office:value-type="float" office:value="-101689.137362" calcext:value-type="float">
            <text:p>-101689.137362</text:p>
          </table:table-cell>
          <table:table-cell/>
        </table:table-row>
        <table:table-row table:style-name="ro1">
          <table:table-cell office:value-type="float" office:value="-101714.077353" calcext:value-type="float">
            <text:p>-101714.077353</text:p>
          </table:table-cell>
          <table:table-cell/>
        </table:table-row>
        <table:table-row table:style-name="ro1">
          <table:table-cell office:value-type="float" office:value="-101647.676839" calcext:value-type="float">
            <text:p>-101647.676839</text:p>
          </table:table-cell>
          <table:table-cell/>
        </table:table-row>
        <table:table-row table:style-name="ro1">
          <table:table-cell office:value-type="float" office:value="-101736.215036" calcext:value-type="float">
            <text:p>-101736.215036</text:p>
          </table:table-cell>
          <table:table-cell/>
        </table:table-row>
        <table:table-row table:style-name="ro1">
          <table:table-cell office:value-type="float" office:value="-101528.845998" calcext:value-type="float">
            <text:p>-101528.845998</text:p>
          </table:table-cell>
          <table:table-cell/>
        </table:table-row>
        <table:table-row table:style-name="ro1">
          <table:table-cell office:value-type="float" office:value="-101609.162435" calcext:value-type="float">
            <text:p>-101609.162435</text:p>
          </table:table-cell>
          <table:table-cell/>
        </table:table-row>
        <table:table-row table:style-name="ro1">
          <table:table-cell office:value-type="float" office:value="-101612.655663" calcext:value-type="float">
            <text:p>-101612.655663</text:p>
          </table:table-cell>
          <table:table-cell/>
        </table:table-row>
        <table:table-row table:style-name="ro1">
          <table:table-cell office:value-type="float" office:value="-101490.452564" calcext:value-type="float">
            <text:p>-101490.452564</text:p>
          </table:table-cell>
          <table:table-cell/>
        </table:table-row>
        <table:table-row table:style-name="ro1">
          <table:table-cell office:value-type="float" office:value="-101707.756401" calcext:value-type="float">
            <text:p>-101707.756401</text:p>
          </table:table-cell>
          <table:table-cell/>
        </table:table-row>
        <table:table-row table:style-name="ro1">
          <table:table-cell office:value-type="float" office:value="-101633.782225" calcext:value-type="float">
            <text:p>-101633.782225</text:p>
          </table:table-cell>
          <table:table-cell/>
        </table:table-row>
        <table:table-row table:style-name="ro1">
          <table:table-cell office:value-type="float" office:value="-101832.201638" calcext:value-type="float">
            <text:p>-101832.201638</text:p>
          </table:table-cell>
          <table:table-cell/>
        </table:table-row>
        <table:table-row table:style-name="ro1">
          <table:table-cell office:value-type="float" office:value="-101542.516282" calcext:value-type="float">
            <text:p>-101542.516282</text:p>
          </table:table-cell>
          <table:table-cell/>
        </table:table-row>
        <table:table-row table:style-name="ro1">
          <table:table-cell office:value-type="float" office:value="-101932.584384" calcext:value-type="float">
            <text:p>-101932.584384</text:p>
          </table:table-cell>
          <table:table-cell/>
        </table:table-row>
        <table:table-row table:style-name="ro1">
          <table:table-cell office:value-type="float" office:value="-101680.978955" calcext:value-type="float">
            <text:p>-101680.978955</text:p>
          </table:table-cell>
          <table:table-cell/>
        </table:table-row>
        <table:table-row table:style-name="ro1">
          <table:table-cell office:value-type="float" office:value="-101460.773412" calcext:value-type="float">
            <text:p>-101460.773412</text:p>
          </table:table-cell>
          <table:table-cell/>
        </table:table-row>
        <table:table-row table:style-name="ro1">
          <table:table-cell office:value-type="float" office:value="-101711.582365" calcext:value-type="float">
            <text:p>-101711.582365</text:p>
          </table:table-cell>
          <table:table-cell/>
        </table:table-row>
        <table:table-row table:style-name="ro1">
          <table:table-cell office:value-type="float" office:value="-101708.417728" calcext:value-type="float">
            <text:p>-101708.417728</text:p>
          </table:table-cell>
          <table:table-cell/>
        </table:table-row>
        <table:table-row table:style-name="ro1">
          <table:table-cell office:value-type="float" office:value="-101592.101648" calcext:value-type="float">
            <text:p>-101592.101648</text:p>
          </table:table-cell>
          <table:table-cell/>
        </table:table-row>
        <table:table-row table:style-name="ro1">
          <table:table-cell office:value-type="float" office:value="-101590.94709" calcext:value-type="float">
            <text:p>-101590.94709</text:p>
          </table:table-cell>
          <table:table-cell/>
        </table:table-row>
        <table:table-row table:style-name="ro1">
          <table:table-cell office:value-type="float" office:value="-101716.538414" calcext:value-type="float">
            <text:p>-101716.538414</text:p>
          </table:table-cell>
          <table:table-cell/>
        </table:table-row>
        <table:table-row table:style-name="ro1">
          <table:table-cell office:value-type="float" office:value="-101469.133434" calcext:value-type="float">
            <text:p>-101469.133434</text:p>
          </table:table-cell>
          <table:table-cell/>
        </table:table-row>
        <table:table-row table:style-name="ro1">
          <table:table-cell office:value-type="float" office:value="-101596.206574" calcext:value-type="float">
            <text:p>-101596.206574</text:p>
          </table:table-cell>
          <table:table-cell/>
        </table:table-row>
        <table:table-row table:style-name="ro1">
          <table:table-cell office:value-type="float" office:value="-102043.623682" calcext:value-type="float">
            <text:p>-102043.623682</text:p>
          </table:table-cell>
          <table:table-cell/>
        </table:table-row>
        <table:table-row table:style-name="ro1">
          <table:table-cell office:value-type="float" office:value="-101731.286346" calcext:value-type="float">
            <text:p>-101731.286346</text:p>
          </table:table-cell>
          <table:table-cell/>
        </table:table-row>
        <table:table-row table:style-name="ro1">
          <table:table-cell office:value-type="float" office:value="-101796.312441" calcext:value-type="float">
            <text:p>-101796.312441</text:p>
          </table:table-cell>
          <table:table-cell/>
        </table:table-row>
        <table:table-row table:style-name="ro1">
          <table:table-cell office:value-type="float" office:value="-101785.381061" calcext:value-type="float">
            <text:p>-101785.381061</text:p>
          </table:table-cell>
          <table:table-cell/>
        </table:table-row>
        <table:table-row table:style-name="ro1">
          <table:table-cell office:value-type="float" office:value="-101502.925183" calcext:value-type="float">
            <text:p>-101502.925183</text:p>
          </table:table-cell>
          <table:table-cell/>
        </table:table-row>
        <table:table-row table:style-name="ro1">
          <table:table-cell office:value-type="float" office:value="-101734.290009" calcext:value-type="float">
            <text:p>-101734.290009</text:p>
          </table:table-cell>
          <table:table-cell/>
        </table:table-row>
        <table:table-row table:style-name="ro1">
          <table:table-cell office:value-type="float" office:value="-101636.427166" calcext:value-type="float">
            <text:p>-101636.427166</text:p>
          </table:table-cell>
          <table:table-cell/>
        </table:table-row>
        <table:table-row table:style-name="ro1">
          <table:table-cell office:value-type="float" office:value="-101656.004998" calcext:value-type="float">
            <text:p>-101656.004998</text:p>
          </table:table-cell>
          <table:table-cell/>
        </table:table-row>
        <table:table-row table:style-name="ro1">
          <table:table-cell office:value-type="float" office:value="-101665.444387" calcext:value-type="float">
            <text:p>-101665.444387</text:p>
          </table:table-cell>
          <table:table-cell/>
        </table:table-row>
        <table:table-row table:style-name="ro1">
          <table:table-cell office:value-type="float" office:value="-101512.012394" calcext:value-type="float">
            <text:p>-101512.012394</text:p>
          </table:table-cell>
          <table:table-cell/>
        </table:table-row>
        <table:table-row table:style-name="ro1">
          <table:table-cell office:value-type="float" office:value="-101552.38455" calcext:value-type="float">
            <text:p>-101552.38455</text:p>
          </table:table-cell>
          <table:table-cell/>
        </table:table-row>
        <table:table-row table:style-name="ro1">
          <table:table-cell office:value-type="float" office:value="-101920.197456" calcext:value-type="float">
            <text:p>-101920.197456</text:p>
          </table:table-cell>
          <table:table-cell/>
        </table:table-row>
        <table:table-row table:style-name="ro1">
          <table:table-cell office:value-type="float" office:value="-101789.389195" calcext:value-type="float">
            <text:p>-101789.389195</text:p>
          </table:table-cell>
          <table:table-cell/>
        </table:table-row>
        <table:table-row table:style-name="ro1">
          <table:table-cell office:value-type="float" office:value="-102134.787031" calcext:value-type="float">
            <text:p>-102134.787031</text:p>
          </table:table-cell>
          <table:table-cell/>
        </table:table-row>
        <table:table-row table:style-name="ro1">
          <table:table-cell office:value-type="float" office:value="-101536.999717" calcext:value-type="float">
            <text:p>-101536.999717</text:p>
          </table:table-cell>
          <table:table-cell/>
        </table:table-row>
        <table:table-row table:style-name="ro1">
          <table:table-cell office:value-type="float" office:value="-101644.21036" calcext:value-type="float">
            <text:p>-101644.21036</text:p>
          </table:table-cell>
          <table:table-cell/>
        </table:table-row>
        <table:table-row table:style-name="ro1">
          <table:table-cell office:value-type="float" office:value="-101703.069575" calcext:value-type="float">
            <text:p>-101703.069575</text:p>
          </table:table-cell>
          <table:table-cell/>
        </table:table-row>
        <table:table-row table:style-name="ro1">
          <table:table-cell office:value-type="float" office:value="-101580.008259" calcext:value-type="float">
            <text:p>-101580.008259</text:p>
          </table:table-cell>
          <table:table-cell/>
        </table:table-row>
        <table:table-row table:style-name="ro1">
          <table:table-cell office:value-type="float" office:value="-101537.444352" calcext:value-type="float">
            <text:p>-101537.444352</text:p>
          </table:table-cell>
          <table:table-cell/>
        </table:table-row>
        <table:table-row table:style-name="ro1">
          <table:table-cell office:value-type="float" office:value="-101842.61878" calcext:value-type="float">
            <text:p>-101842.61878</text:p>
          </table:table-cell>
          <table:table-cell/>
        </table:table-row>
        <table:table-row table:style-name="ro1">
          <table:table-cell office:value-type="float" office:value="-101762.417276" calcext:value-type="float">
            <text:p>-101762.417276</text:p>
          </table:table-cell>
          <table:table-cell/>
        </table:table-row>
        <table:table-row table:style-name="ro1">
          <table:table-cell office:value-type="float" office:value="-101642.504503" calcext:value-type="float">
            <text:p>-101642.504503</text:p>
          </table:table-cell>
          <table:table-cell/>
        </table:table-row>
        <table:table-row table:style-name="ro1">
          <table:table-cell office:value-type="float" office:value="-101669.298274" calcext:value-type="float">
            <text:p>-101669.298274</text:p>
          </table:table-cell>
          <table:table-cell/>
        </table:table-row>
        <table:table-row table:style-name="ro1">
          <table:table-cell office:value-type="float" office:value="-101778.687501" calcext:value-type="float">
            <text:p>-101778.687501</text:p>
          </table:table-cell>
          <table:table-cell/>
        </table:table-row>
        <table:table-row table:style-name="ro1">
          <table:table-cell office:value-type="float" office:value="-101639.617858" calcext:value-type="float">
            <text:p>-101639.617858</text:p>
          </table:table-cell>
          <table:table-cell/>
        </table:table-row>
        <table:table-row table:style-name="ro1">
          <table:table-cell office:value-type="float" office:value="-101830.825618" calcext:value-type="float">
            <text:p>-101830.825618</text:p>
          </table:table-cell>
          <table:table-cell/>
        </table:table-row>
        <table:table-row table:style-name="ro1">
          <table:table-cell office:value-type="float" office:value="-101560.276763" calcext:value-type="float">
            <text:p>-101560.276763</text:p>
          </table:table-cell>
          <table:table-cell/>
        </table:table-row>
        <table:table-row table:style-name="ro1">
          <table:table-cell office:value-type="float" office:value="-101607.240397" calcext:value-type="float">
            <text:p>-101607.240397</text:p>
          </table:table-cell>
          <table:table-cell/>
        </table:table-row>
        <table:table-row table:style-name="ro1">
          <table:table-cell office:value-type="float" office:value="-101544.488962" calcext:value-type="float">
            <text:p>-101544.488962</text:p>
          </table:table-cell>
          <table:table-cell/>
        </table:table-row>
        <table:table-row table:style-name="ro1">
          <table:table-cell office:value-type="float" office:value="-101791.913259" calcext:value-type="float">
            <text:p>-101791.913259</text:p>
          </table:table-cell>
          <table:table-cell/>
        </table:table-row>
        <table:table-row table:style-name="ro1">
          <table:table-cell office:value-type="float" office:value="-101653.932097" calcext:value-type="float">
            <text:p>-101653.932097</text:p>
          </table:table-cell>
          <table:table-cell/>
        </table:table-row>
        <table:table-row table:style-name="ro1">
          <table:table-cell office:value-type="float" office:value="-101683.924508" calcext:value-type="float">
            <text:p>-101683.924508</text:p>
          </table:table-cell>
          <table:table-cell/>
        </table:table-row>
        <table:table-row table:style-name="ro1">
          <table:table-cell office:value-type="float" office:value="-101593.839002" calcext:value-type="float">
            <text:p>-101593.839002</text:p>
          </table:table-cell>
          <table:table-cell/>
        </table:table-row>
        <table:table-row table:style-name="ro1">
          <table:table-cell office:value-type="float" office:value="-101867.838335" calcext:value-type="float">
            <text:p>-101867.838335</text:p>
          </table:table-cell>
          <table:table-cell/>
        </table:table-row>
        <table:table-row table:style-name="ro1">
          <table:table-cell office:value-type="float" office:value="-101582.492946" calcext:value-type="float">
            <text:p>-101582.492946</text:p>
          </table:table-cell>
          <table:table-cell/>
        </table:table-row>
        <table:table-row table:style-name="ro1">
          <table:table-cell office:value-type="float" office:value="-101577.502959" calcext:value-type="float">
            <text:p>-101577.502959</text:p>
          </table:table-cell>
          <table:table-cell/>
        </table:table-row>
        <table:table-row table:style-name="ro1">
          <table:table-cell office:value-type="float" office:value="-101416.163002" calcext:value-type="float">
            <text:p>-101416.163002</text:p>
          </table:table-cell>
          <table:table-cell/>
        </table:table-row>
        <table:table-row table:style-name="ro1">
          <table:table-cell office:value-type="float" office:value="-102190.833341" calcext:value-type="float">
            <text:p>-102190.833341</text:p>
          </table:table-cell>
          <table:table-cell/>
        </table:table-row>
        <table:table-row table:style-name="ro1">
          <table:table-cell office:value-type="float" office:value="-101655.12176" calcext:value-type="float">
            <text:p>-101655.12176</text:p>
          </table:table-cell>
          <table:table-cell/>
        </table:table-row>
        <table:table-row table:style-name="ro1">
          <table:table-cell office:value-type="float" office:value="-101590.822583" calcext:value-type="float">
            <text:p>-101590.822583</text:p>
          </table:table-cell>
          <table:table-cell/>
        </table:table-row>
        <table:table-row table:style-name="ro1">
          <table:table-cell office:value-type="float" office:value="-101668.74437" calcext:value-type="float">
            <text:p>-101668.74437</text:p>
          </table:table-cell>
          <table:table-cell/>
        </table:table-row>
        <table:table-row table:style-name="ro1">
          <table:table-cell office:value-type="float" office:value="-101665.322633" calcext:value-type="float">
            <text:p>-101665.322633</text:p>
          </table:table-cell>
          <table:table-cell/>
        </table:table-row>
        <table:table-row table:style-name="ro1">
          <table:table-cell office:value-type="float" office:value="-101715.724981" calcext:value-type="float">
            <text:p>-101715.724981</text:p>
          </table:table-cell>
          <table:table-cell/>
        </table:table-row>
        <table:table-row table:style-name="ro1">
          <table:table-cell office:value-type="float" office:value="-101496.558346" calcext:value-type="float">
            <text:p>-101496.558346</text:p>
          </table:table-cell>
          <table:table-cell/>
        </table:table-row>
        <table:table-row table:style-name="ro1">
          <table:table-cell office:value-type="float" office:value="-101735.084752" calcext:value-type="float">
            <text:p>-101735.084752</text:p>
          </table:table-cell>
          <table:table-cell/>
        </table:table-row>
        <table:table-row table:style-name="ro1">
          <table:table-cell office:value-type="float" office:value="-101736.160819" calcext:value-type="float">
            <text:p>-101736.160819</text:p>
          </table:table-cell>
          <table:table-cell/>
        </table:table-row>
        <table:table-row table:style-name="ro1">
          <table:table-cell office:value-type="float" office:value="-102588.909274" calcext:value-type="float">
            <text:p>-102588.909274</text:p>
          </table:table-cell>
          <table:table-cell/>
        </table:table-row>
        <table:table-row table:style-name="ro1">
          <table:table-cell office:value-type="float" office:value="-101602.517264" calcext:value-type="float">
            <text:p>-101602.517264</text:p>
          </table:table-cell>
          <table:table-cell/>
        </table:table-row>
        <table:table-row table:style-name="ro1">
          <table:table-cell office:value-type="float" office:value="-101874.374485" calcext:value-type="float">
            <text:p>-101874.374485</text:p>
          </table:table-cell>
          <table:table-cell/>
        </table:table-row>
        <table:table-row table:style-name="ro1">
          <table:table-cell office:value-type="float" office:value="-101694.79583" calcext:value-type="float">
            <text:p>-101694.79583</text:p>
          </table:table-cell>
          <table:table-cell/>
        </table:table-row>
        <table:table-row table:style-name="ro1">
          <table:table-cell office:value-type="float" office:value="-101621.390234" calcext:value-type="float">
            <text:p>-101621.390234</text:p>
          </table:table-cell>
          <table:table-cell/>
        </table:table-row>
        <table:table-row table:style-name="ro1">
          <table:table-cell office:value-type="float" office:value="-101498.909605" calcext:value-type="float">
            <text:p>-101498.909605</text:p>
          </table:table-cell>
          <table:table-cell/>
        </table:table-row>
        <table:table-row table:style-name="ro1">
          <table:table-cell office:value-type="float" office:value="-101579.533813" calcext:value-type="float">
            <text:p>-101579.533813</text:p>
          </table:table-cell>
          <table:table-cell/>
        </table:table-row>
        <table:table-row table:style-name="ro1">
          <table:table-cell office:value-type="float" office:value="-101590.091973" calcext:value-type="float">
            <text:p>-101590.091973</text:p>
          </table:table-cell>
          <table:table-cell/>
        </table:table-row>
        <table:table-row table:style-name="ro1">
          <table:table-cell office:value-type="float" office:value="-101525.697517" calcext:value-type="float">
            <text:p>-101525.697517</text:p>
          </table:table-cell>
          <table:table-cell/>
        </table:table-row>
        <table:table-row table:style-name="ro1">
          <table:table-cell office:value-type="float" office:value="-101730.684642" calcext:value-type="float">
            <text:p>-101730.6846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22:46:25.602871521</meta:creation-date>
    <dc:date>2019-10-25T08:21:22.244783693</dc:date>
    <meta:editing-duration>P1DT9H24M44S</meta:editing-duration>
    <meta:editing-cycles>6</meta:editing-cycles>
    <meta:generator>LibreOffice/5.1.6.2$Linux_X86_64 LibreOffice_project/10m0$Build-2</meta:generator>
    <meta:document-statistic meta:table-count="1" meta:cell-count="4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61cm" svg:y="4.204cm" style:legend-expansion="high" chart:style-name="ch2"/>
        <chart:plot-area chart:style-name="ch3" table:cell-range-address="Sheet1.A1:Sheet1.A396" svg:x="0.319cm" svg:y="0.18cm" svg:width="13.123cm" svg:height="8.646cm">
          <chartooo:coordinate-region svg:x="1.787cm" svg:y="0.379cm" svg:width="11.65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96" chart:class="chart:line">
            <chart:data-point chart:repeated="3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1522.440183">
                <text:p>-101522.440183</text:p>
                <draw:g>
                  <svg:desc>Sheet1.A1:Sheet1.A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1554.786269">
                <text:p>-101554.786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1476.038033">
                <text:p>-101476.038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1787.961253">
                <text:p>-101787.961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1733.818511">
                <text:p>-101733.818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1645.542653">
                <text:p>-101645.542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1811.053956">
                <text:p>-101811.05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1623.202635">
                <text:p>-101623.202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1472.793056">
                <text:p>-101472.793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1616.470265">
                <text:p>-101616.470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1521.021381">
                <text:p>-101521.02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636.049678">
                <text:p>-101636.049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1586.137854">
                <text:p>-101586.137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1728.329929">
                <text:p>-101728.329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1568.655392">
                <text:p>-101568.655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1719.84675">
                <text:p>-101719.84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1813.897257">
                <text:p>-101813.897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1712.120576">
                <text:p>-101712.120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1674.315312">
                <text:p>-101674.315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1654.231195">
                <text:p>-101654.231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1548.760539">
                <text:p>-101548.760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1589.788042">
                <text:p>-101589.78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1470.012892">
                <text:p>-101470.012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1758.548101">
                <text:p>-101758.548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1629.113155">
                <text:p>-101629.113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1521.122546">
                <text:p>-101521.122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1552.146054">
                <text:p>-101552.146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1594.271583">
                <text:p>-101594.271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1658.0373">
                <text:p>-101658.0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1537.947895">
                <text:p>-101537.947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1624.143246">
                <text:p>-101624.143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1631.609245">
                <text:p>-101631.609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1863.671794">
                <text:p>-101863.671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1700.692301">
                <text:p>-101700.6923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1489.793081">
                <text:p>-101489.7930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1802.858547">
                <text:p>-101802.858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1714.932295">
                <text:p>-101714.932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1518.548554">
                <text:p>-101518.548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1608.921243">
                <text:p>-101608.921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1670.128964">
                <text:p>-101670.1289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1745.51193">
                <text:p>-101745.51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1599.419424">
                <text:p>-101599.419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1752.454015">
                <text:p>-101752.454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1845.021868">
                <text:p>-101845.021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1655.427484">
                <text:p>-101655.427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1738.975173">
                <text:p>-101738.975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1640.960103">
                <text:p>-101640.9601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1542.416245">
                <text:p>-101542.416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013.738002">
                <text:p>-102013.738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1499.688682">
                <text:p>-101499.688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1495.018933">
                <text:p>-101495.018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1499.649139">
                <text:p>-101499.649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1681.671287">
                <text:p>-101681.6712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1546.59643">
                <text:p>-101546.596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1681.094358">
                <text:p>-101681.094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1510.548846">
                <text:p>-101510.548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1528.975726">
                <text:p>-101528.9757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1655.166658">
                <text:p>-101655.166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1489.019383">
                <text:p>-101489.0193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1652.98922">
                <text:p>-101652.989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1637.100964">
                <text:p>-101637.1009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1705.539466">
                <text:p>-101705.539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1713.597869">
                <text:p>-101713.597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1828.329639">
                <text:p>-101828.329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1665.795226">
                <text:p>-101665.7952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1818.521879">
                <text:p>-101818.5218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1562.009868">
                <text:p>-101562.0098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1517.38514">
                <text:p>-101517.385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1814.923509">
                <text:p>-101814.923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01552.204305">
                <text:p>-101552.204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1416.10249">
                <text:p>-101416.10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1815.638448">
                <text:p>-101815.638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1734.742879">
                <text:p>-101734.7428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1610.421622">
                <text:p>-101610.421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1828.386611">
                <text:p>-101828.386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1536.978032">
                <text:p>-101536.978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1668.452426">
                <text:p>-101668.4524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1560.799871">
                <text:p>-101560.799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1766.945391">
                <text:p>-101766.945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666.688881">
                <text:p>-101666.688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1644.306281">
                <text:p>-101644.306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1750.495766">
                <text:p>-101750.4957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1688.91099">
                <text:p>-101688.91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1690.489756">
                <text:p>-101690.489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01628.334689">
                <text:p>-101628.334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1854.508617">
                <text:p>-101854.5086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1702.050213">
                <text:p>-101702.0502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1524.128814">
                <text:p>-101524.128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1723.643187">
                <text:p>-101723.643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1716.325337">
                <text:p>-101716.3253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1590.014183">
                <text:p>-101590.014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1596.681016">
                <text:p>-101596.681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1853.678588">
                <text:p>-101853.678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1487.805795">
                <text:p>-101487.805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1641.72989">
                <text:p>-101641.72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1755.562328">
                <text:p>-101755.5623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1755.66942">
                <text:p>-101755.669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1580.616782">
                <text:p>-101580.6167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1662.677366">
                <text:p>-101662.677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1617.417156">
                <text:p>-101617.417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1500.775269">
                <text:p>-101500.7752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1590.292241">
                <text:p>-101590.292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1518.500545">
                <text:p>-101518.5005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1551.328216">
                <text:p>-101551.3282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1845.877515">
                <text:p>-101845.877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1753.687758">
                <text:p>-101753.6877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1643.708763">
                <text:p>-101643.7087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1641.906039">
                <text:p>-101641.9060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1575.074154">
                <text:p>-101575.074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1520.70047">
                <text:p>-101520.700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1695.218411">
                <text:p>-101695.2184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1647.782119">
                <text:p>-101647.782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01749.485838">
                <text:p>-101749.485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1581.565489">
                <text:p>-101581.565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01694.834867">
                <text:p>-101694.8348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01566.524212">
                <text:p>-101566.524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1594.472471">
                <text:p>-101594.472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1448.994583">
                <text:p>-101448.9945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01396.148355">
                <text:p>-101396.1483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1692.25309">
                <text:p>-101692.253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1665.571037">
                <text:p>-101665.5710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2025.191061">
                <text:p>-102025.1910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01404.639193">
                <text:p>-101404.639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01494.999167">
                <text:p>-101494.9991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01682.775187">
                <text:p>-101682.7751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01580.966043">
                <text:p>-101580.9660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01526.531259">
                <text:p>-101526.531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1676.087919">
                <text:p>-101676.0879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1706.586417">
                <text:p>-101706.586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01680.53785">
                <text:p>-101680.537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1559.722597">
                <text:p>-101559.7225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1651.251851">
                <text:p>-101651.2518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1591.65298">
                <text:p>-101591.652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1618.031704">
                <text:p>-101618.031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01602.11071">
                <text:p>-101602.110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1592.112612">
                <text:p>-101592.1126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1574.58106">
                <text:p>-101574.58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1817.57172">
                <text:p>-101817.57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01614.279956">
                <text:p>-101614.279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1663.090538">
                <text:p>-101663.0905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1571.187976">
                <text:p>-101571.187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1944.631607">
                <text:p>-101944.6316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01711.2914">
                <text:p>-101711.29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01703.708726">
                <text:p>-101703.7087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1546.562673">
                <text:p>-101546.5626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1717.494065">
                <text:p>-101717.4940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1731.434927">
                <text:p>-101731.434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1679.470763">
                <text:p>-101679.4707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1585.891902">
                <text:p>-101585.891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1602.944577">
                <text:p>-101602.9445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1595.369975">
                <text:p>-101595.3699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1619.370863">
                <text:p>-101619.370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1999.569217">
                <text:p>-101999.5692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1578.623405">
                <text:p>-101578.6234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1615.079689">
                <text:p>-101615.079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1509.226339">
                <text:p>-101509.226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01594.167">
                <text:p>-101594.1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01668.080331">
                <text:p>-101668.080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01701.488262">
                <text:p>-101701.4882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01547.607107">
                <text:p>-101547.6071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01671.530766">
                <text:p>-101671.5307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01563.059049">
                <text:p>-101563.0590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01554.200625">
                <text:p>-101554.200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01509.711367">
                <text:p>-101509.711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01708.037776">
                <text:p>-101708.0377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1649.355832">
                <text:p>-101649.3558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1799.240885">
                <text:p>-101799.2408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1592.927743">
                <text:p>-101592.9277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01527.247757">
                <text:p>-101527.247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1900.248261">
                <text:p>-101900.2482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1798.102904">
                <text:p>-101798.1029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1614.366266">
                <text:p>-101614.366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01649.019134">
                <text:p>-101649.0191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01643.686296">
                <text:p>-101643.6862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1495.736427">
                <text:p>-101495.736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1578.4908">
                <text:p>-101578.49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1596.378318">
                <text:p>-101596.37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1701.954143">
                <text:p>-101701.954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1401.950358">
                <text:p>-101401.9503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1695.285592">
                <text:p>-101695.2855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01724.969837">
                <text:p>-101724.9698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1454.781608">
                <text:p>-101454.7816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01455.308105">
                <text:p>-101455.308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1733.282873">
                <text:p>-101733.2828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1885.565503">
                <text:p>-101885.565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01572.147339">
                <text:p>-101572.1473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01455.544929">
                <text:p>-101455.5449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1539.474064">
                <text:p>-101539.474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1583.425071">
                <text:p>-101583.4250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1632.044932">
                <text:p>-101632.044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1559.906555">
                <text:p>-101559.9065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1607.009193">
                <text:p>-101607.0091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01629.32898">
                <text:p>-101629.328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01568.204157">
                <text:p>-101568.2041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1563.249288">
                <text:p>-101563.2492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01644.885018">
                <text:p>-101644.8850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01529.203419">
                <text:p>-101529.2034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01698.216859">
                <text:p>-101698.216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1532.549725">
                <text:p>-101532.549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1472.436692">
                <text:p>-101472.4366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01620.278605">
                <text:p>-101620.2786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1665.418596">
                <text:p>-101665.4185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01440.664623">
                <text:p>-101440.6646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01407.872073">
                <text:p>-101407.8720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01760.489941">
                <text:p>-101760.4899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1470.276917">
                <text:p>-101470.2769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01745.813455">
                <text:p>-101745.8134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01717.37171">
                <text:p>-101717.371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01696.327421">
                <text:p>-101696.3274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1868.299526">
                <text:p>-101868.2995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1556.148986">
                <text:p>-101556.1489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1703.65998">
                <text:p>-101703.65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1597.428412">
                <text:p>-101597.4284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1648.43929">
                <text:p>-101648.439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1676.964386">
                <text:p>-101676.9643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1535.746197">
                <text:p>-101535.7461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1852.18245">
                <text:p>-101852.182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1700.46801">
                <text:p>-101700.468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1559.638365">
                <text:p>-101559.6383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1808.322562">
                <text:p>-101808.3225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02112.254338">
                <text:p>-102112.2543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1793.077907">
                <text:p>-101793.0779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01812.547053">
                <text:p>-101812.5470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1783.459515">
                <text:p>-101783.4595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01557.807663">
                <text:p>-101557.8076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1618.463375">
                <text:p>-101618.463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1687.75953">
                <text:p>-101687.759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02625.366862">
                <text:p>-102625.3668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1741.796398">
                <text:p>-101741.7963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01570.555827">
                <text:p>-101570.555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1467.14341">
                <text:p>-101467.143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1597.604166">
                <text:p>-101597.6041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01527.122726">
                <text:p>-101527.1227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01494.154609">
                <text:p>-101494.1546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01604.124258">
                <text:p>-101604.1242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01633.781067">
                <text:p>-101633.7810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1711.444777">
                <text:p>-101711.4447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1528.61489">
                <text:p>-101528.614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01706.538314">
                <text:p>-101706.5383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1582.865245">
                <text:p>-101582.8652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1620.595467">
                <text:p>-101620.5954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1546.735414">
                <text:p>-101546.7354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01657.504149">
                <text:p>-101657.5041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1660.957986">
                <text:p>-101660.9579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01978.230729">
                <text:p>-101978.2307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1892.916354">
                <text:p>-101892.9163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01740.697056">
                <text:p>-101740.6970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01879.011756">
                <text:p>-101879.0117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1520.241068">
                <text:p>-101520.2410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01593.045129">
                <text:p>-101593.0451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02762.974759">
                <text:p>-102762.9747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1675.546733">
                <text:p>-101675.5467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2004.437678">
                <text:p>-102004.4376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1586.253182">
                <text:p>-101586.253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1604.216869">
                <text:p>-101604.2168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1754.644848">
                <text:p>-101754.6448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1679.432117">
                <text:p>-101679.4321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1606.544959">
                <text:p>-101606.5449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1618.280245">
                <text:p>-101618.2802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2530.005022">
                <text:p>-102530.0050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1587.183365">
                <text:p>-101587.1833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1550.612328">
                <text:p>-101550.6123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1631.421279">
                <text:p>-101631.4212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1694.259255">
                <text:p>-101694.2592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01456.453275">
                <text:p>-101456.4532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1530.658437">
                <text:p>-101530.6584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1673.322758">
                <text:p>-101673.3227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01676.580841">
                <text:p>-101676.5808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1675.923572">
                <text:p>-101675.9235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01600.18343">
                <text:p>-101600.183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1632.349051">
                <text:p>-101632.3490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01513.484376">
                <text:p>-101513.484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01797.910225">
                <text:p>-101797.9102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1520.245937">
                <text:p>-101520.2459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01630.771935">
                <text:p>-101630.7719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01490.330271">
                <text:p>-101490.3302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01637.280027">
                <text:p>-101637.2800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01579.24452">
                <text:p>-101579.244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01547.068138">
                <text:p>-101547.0681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01898.945257">
                <text:p>-101898.9452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01517.446951">
                <text:p>-101517.4469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01445.298702">
                <text:p>-101445.2987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01526.736183">
                <text:p>-101526.7361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01640.055453">
                <text:p>-101640.0554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01740.508546">
                <text:p>-101740.5085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01439.149309">
                <text:p>-101439.1493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01515.097365">
                <text:p>-101515.0973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01582.656673">
                <text:p>-101582.6566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01680.787577">
                <text:p>-101680.7875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01752.364384">
                <text:p>-101752.3643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01622.310596">
                <text:p>-101622.3105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1531.83545">
                <text:p>-101531.835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1596.769038">
                <text:p>-101596.7690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1493.653957">
                <text:p>-101493.6539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1743.420391">
                <text:p>-101743.4203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01848.969807">
                <text:p>-101848.9698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1512.717988">
                <text:p>-101512.7179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2106.265989">
                <text:p>-102106.2659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01895.667511">
                <text:p>-101895.6675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1685.585117">
                <text:p>-101685.5851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01782.557604">
                <text:p>-101782.5576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01549.105563">
                <text:p>-101549.105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01706.700574">
                <text:p>-101706.7005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01621.548136">
                <text:p>-101621.5481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01681.142719">
                <text:p>-101681.1427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01640.054088">
                <text:p>-101640.0540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1533.818461">
                <text:p>-101533.8184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1697.007677">
                <text:p>-101697.0076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01573.186968">
                <text:p>-101573.1869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1478.011398">
                <text:p>-101478.0113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01669.249717">
                <text:p>-101669.2497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01503.055722">
                <text:p>-101503.0557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01572.957316">
                <text:p>-101572.9573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1549.962559">
                <text:p>-101549.9625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01578.721283">
                <text:p>-101578.7212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01700.222188">
                <text:p>-101700.2221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01617.462119">
                <text:p>-101617.4621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01628.048364">
                <text:p>-101628.0483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01689.137362">
                <text:p>-101689.1373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01714.077353">
                <text:p>-101714.0773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1647.676839">
                <text:p>-101647.6768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1736.215036">
                <text:p>-101736.2150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01528.845998">
                <text:p>-101528.8459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01609.162435">
                <text:p>-101609.1624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01612.655663">
                <text:p>-101612.6556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01490.452564">
                <text:p>-101490.4525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01707.756401">
                <text:p>-101707.7564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01633.782225">
                <text:p>-101633.7822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01832.201638">
                <text:p>-101832.2016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01542.516282">
                <text:p>-101542.5162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01932.584384">
                <text:p>-101932.5843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1680.978955">
                <text:p>-101680.9789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01460.773412">
                <text:p>-101460.7734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01711.582365">
                <text:p>-101711.5823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01708.417728">
                <text:p>-101708.4177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01592.101648">
                <text:p>-101592.1016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01590.94709">
                <text:p>-101590.947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01716.538414">
                <text:p>-101716.5384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01469.133434">
                <text:p>-101469.1334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01596.206574">
                <text:p>-101596.2065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02043.623682">
                <text:p>-102043.6236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01731.286346">
                <text:p>-101731.2863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01796.312441">
                <text:p>-101796.3124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01785.381061">
                <text:p>-101785.3810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1502.925183">
                <text:p>-101502.9251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1734.290009">
                <text:p>-101734.2900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1636.427166">
                <text:p>-101636.4271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01656.004998">
                <text:p>-101656.0049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01665.444387">
                <text:p>-101665.4443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01512.012394">
                <text:p>-101512.0123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01552.38455">
                <text:p>-101552.38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01920.197456">
                <text:p>-101920.1974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01789.389195">
                <text:p>-101789.3891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02134.787031">
                <text:p>-102134.7870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01536.999717">
                <text:p>-101536.9997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01644.21036">
                <text:p>-101644.210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01703.069575">
                <text:p>-101703.0695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01580.008259">
                <text:p>-101580.0082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01537.444352">
                <text:p>-101537.4443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01842.61878">
                <text:p>-101842.618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01762.417276">
                <text:p>-101762.4172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01642.504503">
                <text:p>-101642.5045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01669.298274">
                <text:p>-101669.2982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01778.687501">
                <text:p>-101778.6875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01639.617858">
                <text:p>-101639.6178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01830.825618">
                <text:p>-101830.8256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01560.276763">
                <text:p>-101560.2767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01607.240397">
                <text:p>-101607.2403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01544.488962">
                <text:p>-101544.4889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01791.913259">
                <text:p>-101791.9132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01653.932097">
                <text:p>-101653.9320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01683.924508">
                <text:p>-101683.9245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01593.839002">
                <text:p>-101593.8390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01867.838335">
                <text:p>-101867.8383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1582.492946">
                <text:p>-101582.4929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01577.502959">
                <text:p>-101577.5029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01416.163002">
                <text:p>-101416.1630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02190.833341">
                <text:p>-102190.8333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01655.12176">
                <text:p>-101655.121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01590.822583">
                <text:p>-101590.8225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01668.74437">
                <text:p>-101668.744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01665.322633">
                <text:p>-101665.3226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1715.724981">
                <text:p>-101715.7249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1496.558346">
                <text:p>-101496.5583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01735.084752">
                <text:p>-101735.0847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01736.160819">
                <text:p>-101736.1608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2588.909274">
                <text:p>-102588.9092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01602.517264">
                <text:p>-101602.5172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01874.374485">
                <text:p>-101874.3744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01694.79583">
                <text:p>-101694.795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01621.390234">
                <text:p>-101621.3902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01498.909605">
                <text:p>-101498.9096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01579.533813">
                <text:p>-101579.5338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01590.091973">
                <text:p>-101590.0919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01525.697517">
                <text:p>-101525.697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01730.684642">
                <text:p>-101730.684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736cm" svg:y="4.203cm" style:legend-expansion="high" chart:style-name="ch2"/>
        <chart:plot-area chart:style-name="ch3" table:cell-range-address="Sheet1.B1:Sheet1.B39" svg:x="0.319cm" svg:y="0.18cm" svg:width="13.098cm" svg:height="8.645cm">
          <chartooo:coordinate-region svg:x="1.787cm" svg:y="0.379cm" svg:width="11.4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9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1521.021381">
                <text:p>-101521.021381</text:p>
                <draw:g>
                  <svg:desc>Sheet1.B1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1495.018933">
                <text:p>-101495.018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1637.100964">
                <text:p>-101637.100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1416.10249">
                <text:p>-101416.10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1644.306281">
                <text:p>-101644.306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1590.014183">
                <text:p>-101590.014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1500.775269">
                <text:p>-101500.77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1695.218411">
                <text:p>-101695.218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1665.571037">
                <text:p>-101665.571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1559.722597">
                <text:p>-101559.722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1571.187976">
                <text:p>-101571.187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595.369975">
                <text:p>-101595.369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1671.530766">
                <text:p>-101671.530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1798.102904">
                <text:p>-101798.102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1724.969837">
                <text:p>-101724.969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1559.906555">
                <text:p>-101559.906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1620.278605">
                <text:p>-101620.278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1556.148986">
                <text:p>-101556.148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2112.254338">
                <text:p>-102112.254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1548.760539">
                <text:p>-101548.7605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1624.143246">
                <text:p>-101624.143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1745.51193">
                <text:p>-101745.51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1467.14341">
                <text:p>-101467.14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1620.595467">
                <text:p>-101620.595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2762.974759">
                <text:p>-102762.974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1587.183365">
                <text:p>-101587.1833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1632.349051">
                <text:p>-101632.34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1517.446951">
                <text:p>-101517.446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1622.310596">
                <text:p>-101622.310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1782.557604">
                <text:p>-101782.557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1669.249717">
                <text:p>-101669.249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1647.676839">
                <text:p>-101647.676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1932.584384">
                <text:p>-101932.584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2043.623682">
                <text:p>-102043.623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1552.38455">
                <text:p>-101552.38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1762.417276">
                <text:p>-101762.417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1791.913259">
                <text:p>-101791.913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1590.822583">
                <text:p>-101590.8225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1694.79583">
                <text:p>-101694.79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